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language="nl" fo:country="NL"/>
    </style:style>
    <style:style style:name="P2" style:family="paragraph" style:parent-style-name="Standard">
      <style:text-properties style:font-name="DejaVu Sans" fo:language="nl" fo:country="NL" style:text-underline-style="solid" style:text-underline-width="auto" style:text-underline-color="font-color" fo:font-weight="bold" officeooo:rsid="0012acf5" officeooo:paragraph-rsid="0012acf5" style:font-weight-asian="bold" style:font-weight-complex="bold"/>
    </style:style>
    <style:style style:name="P3" style:family="paragraph" style:parent-style-name="Standard">
      <style:text-properties style:font-name="DejaVu Sans" fo:language="nl" fo:country="NL" officeooo:paragraph-rsid="000f184a"/>
    </style:style>
    <style:style style:name="P4" style:family="paragraph" style:parent-style-name="Standard">
      <style:text-properties style:font-name="DejaVu Sans" fo:language="nl" fo:country="NL" style:text-underline-style="none" fo:font-weight="normal" officeooo:rsid="0012acf5" officeooo:paragraph-rsid="0012acf5" style:font-weight-asian="normal" style:font-weight-complex="normal"/>
    </style:style>
    <style:style style:name="P5" style:family="paragraph" style:parent-style-name="Standard">
      <style:text-properties style:font-name="DejaVu Sans" fo:language="nl" fo:country="NL" style:text-underline-style="none" fo:font-weight="normal" officeooo:rsid="001464cd" officeooo:paragraph-rsid="001464cd" style:font-weight-asian="normal" style:font-weight-complex="normal"/>
    </style:style>
    <style:style style:name="P6" style:family="paragraph" style:parent-style-name="Standard">
      <style:text-properties style:font-name="DejaVu Sans" fo:language="nl" fo:country="NL" style:text-underline-style="none" fo:font-weight="normal" officeooo:rsid="001777b8" officeooo:paragraph-rsid="001777b8" style:font-weight-asian="normal" style:font-weight-complex="normal"/>
    </style:style>
    <style:style style:name="P7" style:family="paragraph" style:parent-style-name="Standard">
      <style:text-properties style:font-name="DejaVu Sans" fo:language="nl" fo:country="NL" style:text-underline-style="none" fo:font-weight="normal" officeooo:rsid="00185f17" officeooo:paragraph-rsid="00185f17" style:font-weight-asian="normal" style:font-weight-complex="normal"/>
    </style:style>
    <style:style style:name="P8" style:family="paragraph" style:parent-style-name="Standard">
      <style:text-properties style:font-name="DejaVu Sans" fo:language="nl" fo:country="NL" fo:font-style="normal" style:text-underline-style="none" fo:font-weight="normal" officeooo:rsid="001464cd" officeooo:paragraph-rsid="001464cd" style:font-style-asian="normal" style:font-weight-asian="normal" style:font-style-complex="normal" style:font-weight-complex="normal"/>
    </style:style>
    <style:style style:name="P9" style:family="paragraph" style:parent-style-name="Standard">
      <style:text-properties style:font-name="DejaVu Sans" fo:language="nl" fo:country="NL" fo:font-style="normal" style:text-underline-style="none" fo:font-weight="normal" officeooo:rsid="00158130" officeooo:paragraph-rsid="00158130" style:font-style-asian="normal" style:font-weight-asian="normal" style:font-style-complex="normal" style:font-weight-complex="normal"/>
    </style:style>
    <style:style style:name="P10" style:family="paragraph" style:parent-style-name="Standard">
      <style:text-properties style:font-name="DejaVu Sans" fo:language="nl" fo:country="NL" fo:font-style="normal" style:text-underline-style="none" fo:font-weight="normal" officeooo:rsid="0015a3db" officeooo:paragraph-rsid="0015a3db" style:font-style-asian="normal" style:font-weight-asian="normal" style:font-style-complex="normal" style:font-weight-complex="normal"/>
    </style:style>
    <style:style style:name="P11" style:family="paragraph" style:parent-style-name="Standard">
      <style:text-properties style:font-name="DejaVu Sans" fo:language="nl" fo:country="NL" fo:font-style="normal" style:text-underline-style="none" fo:font-weight="bold" officeooo:rsid="0015a3db" officeooo:paragraph-rsid="0015a3db" style:font-style-asian="normal" style:font-weight-asian="bold" style:font-style-complex="normal" style:font-weight-complex="bold"/>
    </style:style>
    <style:style style:name="P12" style:family="paragraph" style:parent-style-name="Standard">
      <style:text-properties style:font-name="DejaVu Sans" fo:language="nl" fo:country="NL" fo:font-style="normal" style:text-underline-style="none" fo:font-weight="bold" officeooo:rsid="0015c625" officeooo:paragraph-rsid="0015c625" style:font-style-asian="normal" style:font-weight-asian="bold" style:font-style-complex="normal" style:font-weight-complex="bold"/>
    </style:style>
    <style:style style:name="P13" style:family="paragraph" style:parent-style-name="Standard">
      <style:text-properties style:font-name="DejaVu Sans" fo:language="nl" fo:country="NL" fo:font-style="normal" style:text-underline-style="none" fo:font-weight="bold" officeooo:rsid="001777b8" officeooo:paragraph-rsid="001777b8" style:font-style-asian="normal" style:font-weight-asian="bold" style:font-style-complex="normal" style:font-weight-complex="bold"/>
    </style:style>
    <style:style style:name="P14" style:family="paragraph" style:parent-style-name="Standard">
      <style:text-properties style:font-name="DejaVu Sans" fo:language="nl" fo:country="NL" fo:font-style="normal" officeooo:rsid="00185f17" officeooo:paragraph-rsid="00185f17" style:font-style-asian="normal" style:font-style-complex="normal"/>
    </style:style>
    <style:style style:name="P15" style:family="paragraph" style:parent-style-name="Standard">
      <style:text-properties fo:font-weight="bold" officeooo:rsid="001464cd" officeooo:paragraph-rsid="001464cd" style:font-weight-asian="bold" style:font-weight-complex="bold"/>
    </style:style>
    <style:style style:name="P16" style:family="paragraph" style:parent-style-name="Standard">
      <style:text-properties fo:font-weight="bold" officeooo:rsid="0015a3db" officeooo:paragraph-rsid="0015a3db" style:font-weight-asian="bold" style:font-weight-complex="bold"/>
    </style:style>
    <style:style style:name="P17" style:family="paragraph" style:parent-style-name="Standard">
      <style:text-properties fo:language="nl" fo:country="NL"/>
    </style:style>
    <style:style style:name="P18" style:family="paragraph" style:parent-style-name="Standard">
      <style:text-properties fo:language="nl" fo:country="NL" style:text-underline-style="none" fo:font-weight="normal" officeooo:rsid="0010e88f" officeooo:paragraph-rsid="0010e88f" style:font-weight-asian="normal" style:font-weight-complex="normal"/>
    </style:style>
    <style:style style:name="P19" style:family="paragraph" style:parent-style-name="Standard">
      <style:text-properties fo:language="nl" fo:country="NL" style:text-underline-style="none" fo:font-weight="bold" officeooo:rsid="00185f17" officeooo:paragraph-rsid="00185f17" style:font-weight-asian="bold" style:font-weight-complex="bold"/>
    </style:style>
    <style:style style:name="P20" style:family="paragraph" style:parent-style-name="Standard">
      <style:text-properties fo:language="nl" fo:country="NL" fo:font-style="normal" style:text-underline-style="none" fo:font-weight="normal" officeooo:rsid="0010e88f" officeooo:paragraph-rsid="0010e88f" style:font-style-asian="normal" style:font-weight-asian="normal" style:font-style-complex="normal" style:font-weight-complex="normal"/>
    </style:style>
    <style:style style:name="P21" style:family="paragraph" style:parent-style-name="Standard">
      <style:text-properties fo:language="nl" fo:country="NL" fo:font-style="normal" style:text-underline-style="none" fo:font-weight="normal" officeooo:rsid="0012acf5" officeooo:paragraph-rsid="00199593" style:font-style-asian="normal" style:font-weight-asian="normal" style:font-style-complex="normal" style:font-weight-complex="normal"/>
    </style:style>
    <style:style style:name="P22" style:family="paragraph" style:parent-style-name="Standard">
      <style:text-properties fo:language="nl" fo:country="NL" officeooo:rsid="00185f17" officeooo:paragraph-rsid="00185f17"/>
    </style:style>
    <style:style style:name="P23" style:family="paragraph" style:parent-style-name="Standard">
      <style:text-properties fo:language="nl" fo:country="NL" officeooo:paragraph-rsid="00185f17"/>
    </style:style>
    <style:style style:name="P24" style:family="paragraph" style:parent-style-name="Standard">
      <style:text-properties officeooo:paragraph-rsid="0010e88f"/>
    </style:style>
    <style:style style:name="P25" style:family="paragraph" style:parent-style-name="Standard">
      <style:text-properties officeooo:paragraph-rsid="00192397"/>
    </style:style>
    <style:style style:name="P26"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0f184a" officeooo:paragraph-rsid="000f184a" style:font-weight-asian="bold" style:font-weight-complex="bold"/>
    </style:style>
    <style:style style:name="P27"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12acf5" officeooo:paragraph-rsid="0012acf5" style:font-weight-asian="bold" style:font-weight-complex="bold"/>
    </style:style>
    <style:style style:name="P28"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12acf5" officeooo:paragraph-rsid="001464cd" style:font-weight-asian="bold" style:font-weight-complex="bold"/>
    </style:style>
    <style:style style:name="P29"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158130" officeooo:paragraph-rsid="00158130" style:font-weight-asian="bold" style:font-weight-complex="bold"/>
    </style:style>
    <style:style style:name="P30" style:family="paragraph" style:parent-style-name="Preformatted_20_Text">
      <style:text-properties style:font-name="Liberation Mono" fo:language="nl" fo:country="NL" fo:font-style="normal" style:text-underline-style="none" fo:font-weight="normal" officeooo:rsid="001e2e87" officeooo:paragraph-rsid="001e2e87" style:font-style-asian="normal" style:font-weight-asian="normal" style:font-style-complex="normal" style:font-weight-complex="normal"/>
    </style:style>
    <style:style style:name="P31" style:family="paragraph" style:parent-style-name="Preformatted_20_Text">
      <style:text-properties officeooo:paragraph-rsid="001f22e7"/>
    </style:style>
    <style:style style:name="P32" style:family="paragraph" style:parent-style-name="Preformatted_20_Text">
      <style:text-properties officeooo:paragraph-rsid="001e2e87"/>
    </style:style>
    <style:style style:name="P33" style:family="paragraph" style:parent-style-name="Preformatted_20_Text">
      <style:text-properties officeooo:rsid="001f22e7" officeooo:paragraph-rsid="001f22e7"/>
    </style:style>
    <style:style style:name="P34" style:family="paragraph" style:parent-style-name="Preformatted_20_Text">
      <style:text-properties style:font-name="DejaVu Sans" fo:font-size="12pt" officeooo:rsid="001f22e7" officeooo:paragraph-rsid="001f22e7" style:font-size-asian="10.5pt" style:font-size-complex="12pt"/>
    </style:style>
    <style:style style:name="P35" style:family="paragraph" style:parent-style-name="Preformatted_20_Text">
      <style:text-properties style:font-name="Liberation Mono" fo:font-size="10pt" officeooo:rsid="001f22e7" officeooo:paragraph-rsid="001f22e7" style:font-name-asian="Noto Sans Mono CJK SC" style:font-size-asian="10pt" style:font-name-complex="Liberation Mono" style:font-size-complex="10pt"/>
    </style:style>
    <style:style style:name="P36" style:family="paragraph" style:parent-style-name="Preformatted_20_Text">
      <style:paragraph-properties fo:margin-top="0in" fo:margin-bottom="0.1965in" loext:contextual-spacing="false"/>
    </style:style>
    <style:style style:name="P37" style:family="paragraph" style:parent-style-name="Preformatted_20_Text">
      <style:paragraph-properties fo:margin-top="0in" fo:margin-bottom="0.1965in" loext:contextual-spacing="false"/>
      <style:text-properties officeooo:paragraph-rsid="001f22e7"/>
    </style:style>
    <style:style style:name="P38" style:family="paragraph" style:parent-style-name="Standard">
      <style:text-properties style:font-name="DejaVu Sans" fo:language="nl" fo:country="NL" fo:font-style="normal" style:text-underline-style="none" fo:font-weight="normal" officeooo:rsid="001464cd" officeooo:paragraph-rsid="001464cd" style:font-style-asian="normal" style:font-weight-asian="normal" style:font-style-complex="normal" style:font-weight-complex="normal"/>
    </style:style>
    <style:style style:name="P39" style:family="paragraph" style:parent-style-name="Standard">
      <style:text-properties style:font-name="DejaVu Sans" fo:language="nl" fo:country="NL" fo:font-style="normal" style:text-underline-style="none" fo:font-weight="normal" officeooo:rsid="00158130" officeooo:paragraph-rsid="001464cd" style:font-style-asian="normal" style:font-weight-asian="normal" style:font-style-complex="normal" style:font-weight-complex="normal"/>
    </style:style>
    <style:style style:name="P40" style:family="paragraph" style:parent-style-name="Standard">
      <style:text-properties style:font-name="DejaVu Sans" fo:language="nl" fo:country="NL" fo:font-style="normal" style:text-underline-style="none" fo:font-weight="normal" officeooo:rsid="0015a3db" officeooo:paragraph-rsid="0015a3db" style:font-style-asian="normal" style:font-weight-asian="normal" style:font-style-complex="normal" style:font-weight-complex="normal"/>
    </style:style>
    <style:style style:name="P41" style:family="paragraph" style:parent-style-name="Standard">
      <style:text-properties style:font-name="DejaVu Sans" fo:language="nl" fo:country="NL" fo:font-style="normal" style:text-underline-style="none" fo:font-weight="normal" officeooo:rsid="001777b8" officeooo:paragraph-rsid="001777b8" style:font-style-asian="normal" style:font-weight-asian="normal" style:font-style-complex="normal" style:font-weight-complex="normal"/>
    </style:style>
    <style:style style:name="P42" style:family="paragraph" style:parent-style-name="Standard">
      <style:text-properties style:font-name="DejaVu Sans" fo:language="nl" fo:country="NL" fo:font-style="normal" style:text-underline-style="none" fo:font-weight="normal" officeooo:rsid="00185f17" officeooo:paragraph-rsid="00185f17" style:font-style-asian="normal" style:font-weight-asian="normal" style:font-style-complex="normal" style:font-weight-complex="normal"/>
    </style:style>
    <style:style style:name="P43" style:family="paragraph" style:parent-style-name="Standard">
      <style:text-properties style:font-name="DejaVu Sans" fo:language="nl" fo:country="NL" fo:font-style="normal" style:text-underline-style="none" fo:font-weight="normal" officeooo:rsid="00192397" officeooo:paragraph-rsid="00192397" style:font-style-asian="normal" style:font-weight-asian="normal" style:font-style-complex="normal" style:font-weight-complex="normal"/>
    </style:style>
    <style:style style:name="P44" style:family="paragraph" style:parent-style-name="Standard">
      <style:text-properties style:font-name="DejaVu Sans" fo:language="nl" fo:country="NL" fo:font-style="normal" style:text-underline-style="none" fo:font-weight="normal" officeooo:rsid="0010e88f" officeooo:paragraph-rsid="0010e88f" style:font-style-asian="normal" style:font-weight-asian="normal" style:font-style-complex="normal" style:font-weight-complex="normal"/>
    </style:style>
    <style:style style:name="P45" style:family="paragraph" style:parent-style-name="Standard">
      <style:text-properties style:font-name="DejaVu Sans" fo:language="nl" fo:country="NL" fo:font-style="normal" style:text-underline-style="none" fo:font-weight="normal" officeooo:rsid="0012acf5" officeooo:paragraph-rsid="0010e88f" style:font-style-asian="normal" style:font-weight-asian="normal" style:font-style-complex="normal" style:font-weight-complex="normal"/>
    </style:style>
    <style:style style:name="P46" style:family="paragraph" style:parent-style-name="Standard">
      <style:text-properties style:font-name="DejaVu Sans" fo:language="nl" fo:country="NL" fo:font-style="normal" style:text-underline-style="none" fo:font-weight="normal" officeooo:rsid="0012acf5" officeooo:paragraph-rsid="00199593" style:font-style-asian="normal" style:font-weight-asian="normal" style:font-style-complex="normal" style:font-weight-complex="normal"/>
    </style:style>
    <style:style style:name="P47" style:family="paragraph" style:parent-style-name="Standard">
      <style:text-properties style:font-name="DejaVu Sans" fo:language="nl" fo:country="NL" fo:font-style="normal" style:text-underline-style="none" fo:font-weight="normal" officeooo:rsid="0012acf5" officeooo:paragraph-rsid="0012acf5" style:font-style-asian="normal" style:font-weight-asian="normal" style:font-style-complex="normal" style:font-weight-complex="normal"/>
    </style:style>
    <style:style style:name="P48" style:family="paragraph" style:parent-style-name="Standard">
      <style:text-properties style:font-name="DejaVu Sans" fo:language="nl" fo:country="NL" fo:font-style="normal" style:text-underline-style="none" fo:font-weight="normal" officeooo:rsid="00199593" officeooo:paragraph-rsid="00199593" style:font-style-asian="normal" style:font-weight-asian="normal" style:font-style-complex="normal" style:font-weight-complex="normal"/>
    </style:style>
    <style:style style:name="P49" style:family="paragraph" style:parent-style-name="Standard">
      <style:text-properties style:font-name="DejaVu Sans" fo:language="nl" fo:country="NL" fo:font-style="normal" style:text-underline-style="none" fo:font-weight="normal" officeooo:rsid="001d1352" officeooo:paragraph-rsid="001d1352" style:font-style-asian="normal" style:font-weight-asian="normal" style:font-style-complex="normal" style:font-weight-complex="normal"/>
    </style:style>
    <style:style style:name="P50" style:family="paragraph" style:parent-style-name="Standard">
      <style:text-properties style:font-name="DejaVu Sans" fo:language="nl" fo:country="NL" fo:font-style="normal" style:text-underline-style="none" fo:font-weight="normal" officeooo:rsid="001d1352" officeooo:paragraph-rsid="001e2ceb" style:font-style-asian="normal" style:font-weight-asian="normal" style:font-style-complex="normal" style:font-weight-complex="normal"/>
    </style:style>
    <style:style style:name="P51" style:family="paragraph" style:parent-style-name="Standard">
      <style:text-properties style:font-name="DejaVu Sans" fo:language="nl" fo:country="NL" fo:font-style="normal" style:text-underline-style="none" fo:font-weight="normal" officeooo:rsid="001e2ceb" officeooo:paragraph-rsid="001e2ceb" style:font-style-asian="normal" style:font-weight-asian="normal" style:font-style-complex="normal" style:font-weight-complex="normal"/>
    </style:style>
    <style:style style:name="P52" style:family="paragraph" style:parent-style-name="Standard">
      <style:text-properties style:font-name="DejaVu Sans" fo:language="nl" fo:country="NL" fo:font-style="normal" style:text-underline-style="none" fo:font-weight="normal" officeooo:rsid="001e2ceb" officeooo:paragraph-rsid="001e2e87" style:font-style-asian="normal" style:font-weight-asian="normal" style:font-style-complex="normal" style:font-weight-complex="normal"/>
    </style:style>
    <style:style style:name="P53" style:family="paragraph" style:parent-style-name="Standard">
      <style:text-properties style:font-name="DejaVu Sans" fo:language="nl" fo:country="NL" fo:font-style="normal" style:text-underline-style="none" fo:font-weight="normal" officeooo:rsid="001e2e87" officeooo:paragraph-rsid="001e2e87" style:font-style-asian="normal" style:font-weight-asian="normal" style:font-style-complex="normal" style:font-weight-complex="normal"/>
    </style:style>
    <style:style style:name="P54" style:family="paragraph" style:parent-style-name="Standard">
      <style:text-properties style:font-name="DejaVu Sans" fo:language="nl" fo:country="NL" fo:font-style="normal" style:text-underline-style="none" fo:font-weight="bold" officeooo:rsid="00192397" officeooo:paragraph-rsid="00192397" style:font-style-asian="normal" style:font-weight-asian="bold" style:font-style-complex="normal" style:font-weight-complex="bold"/>
    </style:style>
    <style:style style:name="P55" style:family="paragraph" style:parent-style-name="Standard">
      <style:text-properties style:font-name="DejaVu Sans" fo:language="nl" fo:country="NL" fo:font-style="normal" fo:font-weight="normal" officeooo:rsid="00185f17" officeooo:paragraph-rsid="00185f17" style:font-style-asian="normal" style:font-weight-asian="normal" style:font-style-complex="normal" style:font-weight-complex="normal"/>
    </style:style>
    <style:style style:name="P56" style:family="paragraph" style:parent-style-name="Standard">
      <style:text-properties style:font-name="DejaVu Sans" fo:language="nl" fo:country="NL" fo:font-style="normal" fo:font-weight="normal" officeooo:rsid="0010e88f" officeooo:paragraph-rsid="000f184a" style:font-style-asian="normal" style:font-weight-asian="normal" style:font-style-complex="normal" style:font-weight-complex="normal"/>
    </style:style>
    <style:style style:name="P57" style:family="paragraph" style:parent-style-name="Standard">
      <style:text-properties style:font-name="DejaVu Sans" fo:language="nl" fo:country="NL" fo:font-style="normal" style:text-underline-style="solid" style:text-underline-width="auto" style:text-underline-color="font-color" fo:font-weight="bold" officeooo:rsid="001d1352" officeooo:paragraph-rsid="001d1352" style:font-style-asian="normal" style:font-weight-asian="bold" style:font-style-complex="normal" style:font-weight-complex="bold"/>
    </style:style>
    <style:style style:name="P58" style:family="paragraph" style:parent-style-name="Standard">
      <style:text-properties style:font-name="DejaVu Sans" fo:language="nl" fo:country="NL" fo:font-style="italic" style:text-underline-style="none" fo:font-weight="normal" officeooo:rsid="0010e88f" officeooo:paragraph-rsid="0010e88f" style:font-style-asian="italic" style:font-weight-asian="normal" style:font-style-complex="italic" style:font-weight-complex="normal"/>
    </style:style>
    <style:style style:name="P59" style:family="paragraph" style:parent-style-name="Standard">
      <style:text-properties style:font-name="DejaVu Sans" fo:language="nl" fo:country="NL" style:text-underline-style="solid" style:text-underline-width="auto" style:text-underline-color="font-color" fo:font-weight="bold" officeooo:rsid="0012acf5" officeooo:paragraph-rsid="001464cd" style:font-weight-asian="bold" style:font-weight-complex="bold"/>
    </style:style>
    <style:style style:name="P60" style:family="paragraph" style:parent-style-name="Standard">
      <style:text-properties style:font-name="DejaVu Sans" fo:language="nl" fo:country="NL" style:text-underline-style="none" fo:font-weight="normal" officeooo:rsid="001d1352" officeooo:paragraph-rsid="001d1352" style:font-weight-asian="normal" style:font-weight-complex="normal"/>
    </style:style>
    <style:style style:name="P61" style:family="paragraph" style:parent-style-name="Standard">
      <style:text-properties style:font-name="Liberation Mono" fo:language="nl" fo:country="NL" fo:font-style="normal" style:text-underline-style="none" fo:font-weight="normal" officeooo:rsid="001e2e87" officeooo:paragraph-rsid="001e2e87" style:font-style-asian="normal" style:font-weight-asian="normal" style:font-style-complex="normal" style:font-weight-complex="normal"/>
    </style:style>
    <style:style style:name="P62" style:family="paragraph" style:parent-style-name="Standard">
      <style:text-properties style:font-name="Liberation Mono" fo:font-size="10pt" fo:language="nl" fo:country="NL" fo:font-style="normal" style:text-underline-style="none" fo:font-weight="normal" officeooo:rsid="001e2e87" officeooo:paragraph-rsid="001e2e87"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language="nl" fo:country="NL" fo:font-style="normal" style:text-underline-style="none" fo:font-weight="normal" officeooo:rsid="001e2ceb" officeooo:paragraph-rsid="001e2ceb" style:font-size-asian="10pt" style:font-style-asian="normal" style:font-weight-asian="normal" style:font-size-complex="10pt" style:font-style-complex="normal" style:font-weight-complex="normal"/>
    </style:style>
    <style:style style:name="P64" style:family="paragraph" style:parent-style-name="Standard">
      <style:text-properties style:font-name="Liberation Mono" fo:font-size="10pt" fo:language="nl" fo:country="NL" fo:font-style="normal" style:text-underline-style="none" fo:font-weight="normal" officeooo:rsid="001d1352" officeooo:paragraph-rsid="001e2ceb" style:font-size-asian="10pt" style:font-style-asian="normal" style:font-weight-asian="normal" style:font-size-complex="10pt" style:font-style-complex="normal" style:font-weight-complex="normal"/>
    </style:style>
    <style:style style:name="P65" style:family="paragraph" style:parent-style-name="Standard">
      <style:text-properties style:font-name="Liberation Mono" fo:font-size="10pt" fo:language="nl" fo:country="NL" fo:font-style="normal" style:text-underline-style="none" fo:font-weight="normal" officeooo:rsid="001f22e7" officeooo:paragraph-rsid="001f22e7" style:font-size-asian="10pt" style:font-style-asian="normal" style:font-weight-asian="normal" style:font-size-complex="10pt" style:font-style-complex="normal" style:font-weight-complex="normal"/>
    </style:style>
    <style:style style:name="P66" style:family="paragraph" style:parent-style-name="Standard">
      <style:text-properties style:font-name="Liberation Mono" fo:font-size="10pt" fo:language="nl" fo:country="NL" fo:font-style="normal" style:text-underline-style="none" fo:font-weight="normal" officeooo:rsid="001fef31" officeooo:paragraph-rsid="001fef31" style:font-size-asian="10pt" style:font-style-asian="normal" style:font-weight-asian="normal" style:font-size-complex="10pt" style:font-style-complex="normal" style:font-weight-complex="normal"/>
    </style:style>
    <style:style style:name="P67" style:family="paragraph" style:parent-style-name="Standard">
      <style:text-properties style:font-name="Liberation Mono" fo:font-size="10pt" fo:language="nl" fo:country="NL" fo:font-style="normal" style:text-underline-style="none" fo:font-weight="normal" officeooo:rsid="001fef31" officeooo:paragraph-rsid="002039f2" style:font-size-asian="10pt" style:font-style-asian="normal" style:font-weight-asian="normal" style:font-size-complex="10pt" style:font-style-complex="normal" style:font-weight-complex="normal"/>
    </style:style>
    <style:style style:name="P68" style:family="paragraph" style:parent-style-name="Standard">
      <style:text-properties style:font-name="Liberation Mono" fo:font-size="10pt" fo:language="nl" fo:country="NL" fo:font-style="normal" style:text-underline-style="none" fo:font-weight="normal" officeooo:rsid="00216aa7" officeooo:paragraph-rsid="00216aa7" style:font-size-asian="10pt" style:font-style-asian="normal" style:font-weight-asian="normal" style:font-size-complex="10pt" style:font-style-complex="normal" style:font-weight-complex="normal"/>
    </style:style>
    <style:style style:name="P69" style:family="paragraph" style:parent-style-name="Standard">
      <style:text-properties style:font-name="Liberation Mono" fo:font-size="10pt" fo:language="nl" fo:country="NL" fo:font-style="normal" style:text-underline-style="none" fo:font-weight="normal" officeooo:rsid="00216aa7" officeooo:paragraph-rsid="0022302f" style:font-size-asian="10pt" style:font-style-asian="normal" style:font-weight-asian="normal" style:font-size-complex="10pt" style:font-style-complex="normal" style:font-weight-complex="normal"/>
    </style:style>
    <style:style style:name="P70" style:family="paragraph" style:parent-style-name="Standard">
      <style:text-properties style:font-name="Liberation Mono" fo:font-size="10pt" officeooo:rsid="0023f4fe" officeooo:paragraph-rsid="0023f4fe" style:font-size-asian="8.75pt" style:font-size-complex="10pt"/>
    </style:style>
    <style:style style:name="P71" style:family="paragraph" style:parent-style-name="Standard">
      <style:text-properties style:font-name="DejaVu Sans" fo:font-size="12pt" fo:language="nl" fo:country="NL" fo:font-style="normal" style:text-underline-style="none" fo:font-weight="normal" officeooo:rsid="001f22e7" officeooo:paragraph-rsid="001f22e7" style:font-size-asian="10.5pt" style:font-style-asian="normal" style:font-weight-asian="normal" style:font-size-complex="12pt" style:font-style-complex="normal" style:font-weight-complex="normal"/>
    </style:style>
    <style:style style:name="P72" style:family="paragraph" style:parent-style-name="Standard">
      <style:text-properties style:font-name="DejaVu Sans" fo:font-size="12pt" fo:language="nl" fo:country="NL" fo:font-style="normal" style:text-underline-style="none" fo:font-weight="normal" officeooo:rsid="001fef31" officeooo:paragraph-rsid="001fef31"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font-name="Liberation Mono" fo:font-size="10pt" fo:language="nl" fo:country="NL" fo:font-style="normal" style:text-underline-style="none" fo:font-weight="normal" officeooo:rsid="001fef31" officeooo:paragraph-rsid="001fef31" style:font-size-asian="10pt" style:font-style-asian="normal" style:font-weight-asian="normal" style:font-size-complex="10pt" style:font-style-complex="normal" style:font-weight-complex="normal"/>
    </style:style>
    <style:style style:name="P74" style:family="paragraph" style:parent-style-name="Standard">
      <style:text-properties fo:color="#000000" style:font-name="Liberation Mono" fo:font-size="10pt" fo:language="nl" fo:country="NL" fo:font-style="normal" style:text-underline-style="none" fo:font-weight="normal" officeooo:rsid="001fef31" officeooo:paragraph-rsid="002039f2" style:font-size-asian="10pt" style:font-style-asian="normal" style:font-weight-asian="normal" style:font-size-complex="10pt" style:font-style-complex="normal" style:font-weight-complex="normal"/>
    </style:style>
    <style:style style:name="P75" style:family="paragraph" style:parent-style-name="Standard">
      <style:text-properties fo:color="#000000" style:font-name="Liberation Mono" fo:font-size="10pt" fo:language="nl" fo:country="NL" fo:font-style="normal" style:text-underline-style="none" fo:font-weight="normal" officeooo:rsid="001fef31" officeooo:paragraph-rsid="00216aa7" style:font-size-asian="10pt" style:font-style-asian="normal" style:font-weight-asian="normal" style:font-size-complex="10pt" style:font-style-complex="normal" style:font-weight-complex="normal"/>
    </style:style>
    <style:style style:name="P76" style:family="paragraph" style:parent-style-name="Standard">
      <style:text-properties fo:color="#000000" style:font-name="Liberation Mono" fo:font-size="10pt" fo:language="nl" fo:country="NL" fo:font-style="normal" style:text-underline-style="none" fo:font-weight="normal" officeooo:rsid="0022302f" officeooo:paragraph-rsid="0022302f" style:font-size-asian="10pt" style:font-style-asian="normal" style:font-weight-asian="normal" style:font-size-complex="10pt" style:font-style-complex="normal" style:font-weight-complex="normal"/>
    </style:style>
    <style:style style:name="P77" style:family="paragraph" style:parent-style-name="Standard">
      <style:text-properties fo:color="#000000" style:font-name="Liberation Mono" fo:font-size="10pt" fo:language="nl" fo:country="NL" fo:font-style="normal" style:text-underline-style="none" fo:font-weight="normal" officeooo:rsid="0022302f" officeooo:paragraph-rsid="0023f4fe" style:font-size-asian="10pt" style:font-style-asian="normal" style:font-weight-asian="normal" style:font-size-complex="10pt" style:font-style-complex="normal" style:font-weight-complex="normal"/>
    </style:style>
    <style:style style:name="P78" style:family="paragraph" style:parent-style-name="Standard">
      <style:text-properties fo:color="#000000" style:font-name="Liberation Mono" fo:font-size="10pt" fo:language="nl" fo:country="NL" fo:font-style="normal" style:text-underline-style="none" fo:font-weight="normal" officeooo:rsid="0023f4fe" officeooo:paragraph-rsid="0023f4fe" style:font-size-asian="10pt" style:font-style-asian="normal" style:font-weight-asian="normal" style:font-size-complex="10pt" style:font-style-complex="normal" style:font-weight-complex="normal"/>
    </style:style>
    <style:style style:name="P79" style:family="paragraph" style:parent-style-name="Standard">
      <style:text-properties fo:color="#000000" style:font-name="Liberation Mono" fo:font-size="10pt" fo:language="nl" fo:country="NL" fo:font-style="normal" style:text-underline-style="none" fo:font-weight="normal" officeooo:rsid="0026b345" officeooo:paragraph-rsid="0026b345" style:font-size-asian="10pt" style:font-style-asian="normal" style:font-weight-asian="normal" style:font-size-complex="10pt" style:font-style-complex="normal" style:font-weight-complex="normal"/>
    </style:style>
    <style:style style:name="P80" style:family="paragraph" style:parent-style-name="Standard">
      <style:text-properties fo:color="#000000" style:font-name="Liberation Mono" fo:font-size="10pt" fo:language="nl" fo:country="NL" fo:font-style="normal" style:text-underline-style="none" fo:font-weight="normal" officeooo:rsid="00288a70" officeooo:paragraph-rsid="00288a70" style:font-size-asian="10pt" style:font-style-asian="normal" style:font-weight-asian="normal" style:font-size-complex="10pt" style:font-style-complex="normal" style:font-weight-complex="normal"/>
    </style:style>
    <style:style style:name="P81" style:family="paragraph" style:parent-style-name="Standard">
      <style:text-properties fo:color="#000000" style:font-name="Liberation Mono" fo:font-size="10pt" fo:language="nl" fo:country="NL" fo:font-style="normal" style:text-underline-style="none" fo:font-weight="normal" officeooo:rsid="00288a70" officeooo:paragraph-rsid="002a5913" style:font-size-asian="10pt" style:font-style-asian="normal" style:font-weight-asian="normal" style:font-size-complex="10pt" style:font-style-complex="normal" style:font-weight-complex="normal"/>
    </style:style>
    <style:style style:name="P82" style:family="paragraph" style:parent-style-name="Standard">
      <style:text-properties fo:color="#000000" style:font-name="Liberation Mono" fo:font-size="10pt" fo:language="nl" fo:country="NL" fo:font-style="normal" style:text-underline-style="none" fo:font-weight="normal" officeooo:rsid="002a5913" officeooo:paragraph-rsid="002a5913" style:font-size-asian="10pt" style:font-style-asian="normal" style:font-weight-asian="normal" style:font-size-complex="10pt" style:font-style-complex="normal" style:font-weight-complex="normal"/>
    </style:style>
    <style:style style:name="P83" style:family="paragraph" style:parent-style-name="Standard">
      <style:text-properties fo:color="#000000" style:font-name="Liberation Mono" fo:font-size="10pt" fo:language="nl" fo:country="NL" fo:font-style="normal" style:text-underline-style="none" fo:font-weight="normal" officeooo:rsid="002a5913" officeooo:paragraph-rsid="002af7ce" style:font-size-asian="10pt" style:font-style-asian="normal" style:font-weight-asian="normal" style:font-size-complex="10pt" style:font-style-complex="normal" style:font-weight-complex="normal"/>
    </style:style>
    <style:style style:name="P84" style:family="paragraph" style:parent-style-name="Standard">
      <style:text-properties fo:color="#000000" style:font-name="DejaVu Sans" fo:font-size="12pt" fo:language="nl" fo:country="NL" fo:font-style="normal" style:text-underline-style="none" fo:font-weight="normal" officeooo:rsid="001fef31" officeooo:paragraph-rsid="001fef31" style:font-size-asian="10.5pt" style:font-style-asian="normal" style:font-weight-asian="normal" style:font-size-complex="12pt" style:font-style-complex="normal" style:font-weight-complex="normal"/>
    </style:style>
    <style:style style:name="P85" style:family="paragraph" style:parent-style-name="Standard">
      <style:text-properties fo:color="#000000" style:font-name="DejaVu Sans" fo:font-size="12pt" fo:language="nl" fo:country="NL" fo:font-style="normal" style:text-underline-style="none" fo:font-weight="normal" officeooo:rsid="002039f2" officeooo:paragraph-rsid="002039f2" style:font-size-asian="10.5pt" style:font-style-asian="normal" style:font-weight-asian="normal" style:font-size-complex="12pt" style:font-style-complex="normal" style:font-weight-complex="normal"/>
    </style:style>
    <style:style style:name="P86" style:family="paragraph" style:parent-style-name="Standard">
      <style:text-properties fo:color="#000000" style:font-name="DejaVu Sans" fo:font-size="12pt" fo:language="nl" fo:country="NL" fo:font-style="normal" style:text-underline-style="none" fo:font-weight="normal" officeooo:rsid="00216aa7" officeooo:paragraph-rsid="00216aa7" style:font-size-asian="10.5pt" style:font-style-asian="normal" style:font-weight-asian="normal" style:font-size-complex="12pt" style:font-style-complex="normal" style:font-weight-complex="normal"/>
    </style:style>
    <style:style style:name="P87" style:family="paragraph" style:parent-style-name="Standard">
      <style:text-properties fo:color="#000000" style:font-name="DejaVu Sans" fo:font-size="12pt" fo:language="nl" fo:country="NL" fo:font-style="normal" style:text-underline-style="none" fo:font-weight="normal" officeooo:rsid="00216aa7" officeooo:paragraph-rsid="0022302f" style:font-size-asian="10.5pt" style:font-style-asian="normal" style:font-weight-asian="normal" style:font-size-complex="12pt" style:font-style-complex="normal" style:font-weight-complex="normal"/>
    </style:style>
    <style:style style:name="P88" style:family="paragraph" style:parent-style-name="Standard">
      <style:text-properties fo:color="#000000" style:font-name="DejaVu Sans" fo:font-size="12pt" fo:language="nl" fo:country="NL" fo:font-style="normal" style:text-underline-style="none" fo:font-weight="normal" officeooo:rsid="0022302f" officeooo:paragraph-rsid="0022302f" style:font-size-asian="10.5pt" style:font-style-asian="normal" style:font-weight-asian="normal" style:font-size-complex="12pt" style:font-style-complex="normal" style:font-weight-complex="normal"/>
    </style:style>
    <style:style style:name="P89" style:family="paragraph" style:parent-style-name="Standard">
      <style:text-properties fo:color="#000000" style:font-name="DejaVu Sans" fo:font-size="12pt" fo:language="nl" fo:country="NL" fo:font-style="normal" style:text-underline-style="none" fo:font-weight="normal" officeooo:rsid="0023f4fe" officeooo:paragraph-rsid="0023f4fe" style:font-size-asian="10.5pt" style:font-style-asian="normal" style:font-weight-asian="normal" style:font-size-complex="12pt" style:font-style-complex="normal" style:font-weight-complex="normal"/>
    </style:style>
    <style:style style:name="P90" style:family="paragraph" style:parent-style-name="Standard">
      <style:text-properties fo:color="#000000" style:font-name="DejaVu Sans" fo:font-size="12pt" fo:language="nl" fo:country="NL" fo:font-style="normal" style:text-underline-style="none" fo:font-weight="normal" officeooo:rsid="00255157" officeooo:paragraph-rsid="00255157" style:font-size-asian="10.5pt" style:font-style-asian="normal" style:font-weight-asian="normal" style:font-size-complex="12pt" style:font-style-complex="normal" style:font-weight-complex="normal"/>
    </style:style>
    <style:style style:name="P91" style:family="paragraph" style:parent-style-name="Standard">
      <style:text-properties fo:color="#000000" style:font-name="DejaVu Sans" fo:font-size="12pt" fo:language="nl" fo:country="NL" fo:font-style="normal" style:text-underline-style="none" fo:font-weight="normal" officeooo:rsid="0026b345" officeooo:paragraph-rsid="0026b345" style:font-size-asian="10.5pt" style:font-style-asian="normal" style:font-weight-asian="normal" style:font-size-complex="12pt" style:font-style-complex="normal" style:font-weight-complex="normal"/>
    </style:style>
    <style:style style:name="P92" style:family="paragraph" style:parent-style-name="Standard">
      <style:text-properties fo:color="#000000" style:font-name="DejaVu Sans" fo:font-size="12pt" fo:language="nl" fo:country="NL" fo:font-style="normal" style:text-underline-style="none" fo:font-weight="normal" officeooo:rsid="0026b345" officeooo:paragraph-rsid="0026b345" style:font-size-asian="10.5pt" style:font-style-asian="normal" style:font-weight-asian="normal" style:font-size-complex="12pt" style:font-style-complex="normal" style:font-weight-complex="normal"/>
    </style:style>
    <style:style style:name="P93" style:family="paragraph" style:parent-style-name="Standard">
      <style:text-properties fo:color="#000000" style:font-name="DejaVu Sans" fo:font-size="12pt" fo:language="nl" fo:country="NL" fo:font-style="normal" style:text-underline-style="none" fo:font-weight="normal" officeooo:rsid="00288a70" officeooo:paragraph-rsid="00288a70"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DejaVu Sans" fo:font-size="12pt" fo:language="nl" fo:country="NL" fo:font-style="normal" style:text-underline-style="none" fo:font-weight="normal" officeooo:rsid="002a5913" officeooo:paragraph-rsid="002a5913"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DejaVu Sans" fo:font-size="12pt" fo:language="nl" fo:country="NL" fo:font-style="normal" style:text-underline-style="none" fo:font-weight="normal" officeooo:rsid="002af7ce" officeooo:paragraph-rsid="002af7ce"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DejaVu Sans" fo:font-size="12pt" fo:language="nl" fo:country="NL" fo:font-style="normal" style:text-underline-style="none" fo:font-weight="normal" officeooo:rsid="002cdab3" officeooo:paragraph-rsid="002cdab3" style:font-size-asian="10.5pt" style:font-style-asian="normal" style:font-weight-asian="normal" style:font-size-complex="12pt" style:font-style-complex="normal" style:font-weight-complex="normal"/>
    </style:style>
    <style:style style:name="P97" style:family="paragraph" style:parent-style-name="Standard">
      <style:text-properties fo:color="#000000" style:font-name="DejaVu Sans" fo:font-size="12pt" fo:language="nl" fo:country="NL" fo:font-style="normal" style:text-underline-style="none" fo:font-weight="normal" officeooo:rsid="0022302f" officeooo:paragraph-rsid="0022302f"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DejaVu Sans" fo:font-size="12pt" fo:language="nl" fo:country="NL" fo:font-style="normal" style:text-underline-style="none" fo:font-weight="bold" officeooo:rsid="00288a70" officeooo:paragraph-rsid="00288a70" style:font-size-asian="10.5pt" style:font-style-asian="normal" style:font-weight-asian="bold" style:font-size-complex="12pt" style:font-style-complex="normal" style:font-weight-complex="bold"/>
    </style:style>
    <style:style style:name="P99" style:family="paragraph" style:parent-style-name="Standard">
      <style:text-properties fo:color="#000000" style:font-name="DejaVu Sans" fo:font-size="12pt" fo:language="nl" fo:country="NL" fo:font-style="normal" style:text-underline-style="none" fo:font-weight="bold" officeooo:rsid="002a5913" officeooo:paragraph-rsid="002a5913" style:font-size-asian="10.5pt" style:font-style-asian="normal" style:font-weight-asian="bold" style:font-size-complex="12pt" style:font-style-complex="normal" style:font-weight-complex="bold"/>
    </style:style>
    <style:style style:name="P100" style:family="paragraph" style:parent-style-name="Standard">
      <style:text-properties fo:color="#000000" style:font-name="DejaVu Sans" fo:font-size="12pt" fo:language="nl" fo:country="NL" fo:font-style="normal" style:text-underline-style="none" fo:font-weight="bold" officeooo:rsid="002cdab3" officeooo:paragraph-rsid="002cdab3" style:font-size-asian="10.5pt" style:font-style-asian="normal" style:font-weight-asian="bold" style:font-size-complex="12pt" style:font-style-complex="normal" style:font-weight-complex="bold"/>
    </style:style>
    <style:style style:name="P101" style:family="paragraph" style:parent-style-name="Standard">
      <style:text-properties fo:color="#000000" style:font-name="DejaVu Sans" fo:font-size="12pt" fo:language="nl" fo:country="NL" fo:font-style="normal" style:text-underline-style="solid" style:text-underline-width="auto" style:text-underline-color="font-color" fo:font-weight="bold" officeooo:rsid="002039f2" officeooo:paragraph-rsid="002039f2" style:font-size-asian="10.5pt" style:font-style-asian="normal" style:font-weight-asian="bold" style:font-size-complex="12pt" style:font-style-complex="normal" style:font-weight-complex="bold"/>
    </style:style>
    <style:style style:name="P102" style:family="paragraph" style:parent-style-name="Standard">
      <style:text-properties fo:color="#000000" style:font-name="DejaVu Sans" fo:font-size="12pt" fo:language="nl" fo:country="NL" fo:font-style="normal" style:text-underline-style="solid" style:text-underline-width="auto" style:text-underline-color="font-color" fo:font-weight="bold" officeooo:rsid="0022302f" officeooo:paragraph-rsid="0022302f" style:font-size-asian="10.5pt" style:font-style-asian="normal" style:font-weight-asian="bold" style:font-size-complex="12pt" style:font-style-complex="normal" style:font-weight-complex="bold"/>
    </style:style>
    <style:style style:name="P103" style:family="paragraph" style:parent-style-name="Standard">
      <style:text-properties fo:color="#000000" style:font-name="DejaVu Sans" fo:font-size="12pt" fo:language="nl" fo:country="NL" fo:font-style="normal" style:text-underline-style="solid" style:text-underline-width="auto" style:text-underline-color="font-color" fo:font-weight="bold" officeooo:rsid="0023f4fe" officeooo:paragraph-rsid="0023f4fe" style:font-size-asian="10.5pt" style:font-style-asian="normal" style:font-weight-asian="bold" style:font-size-complex="12pt" style:font-style-complex="normal" style:font-weight-complex="bold"/>
    </style:style>
    <style:style style:name="P104" style:family="paragraph" style:parent-style-name="Standard">
      <style:text-properties fo:color="#000000" style:font-name="DejaVu Sans" fo:font-size="12pt" fo:language="nl" fo:country="NL" fo:font-style="normal" style:text-underline-style="solid" style:text-underline-width="auto" style:text-underline-color="font-color" fo:font-weight="bold" officeooo:rsid="00288a70" officeooo:paragraph-rsid="00288a70" style:font-size-asian="10.5pt" style:font-style-asian="normal" style:font-weight-asian="bold" style:font-size-complex="12pt" style:font-style-complex="normal" style:font-weight-complex="bold"/>
    </style:style>
    <style:style style:name="P105" style:family="paragraph" style:parent-style-name="Standard">
      <style:text-properties fo:color="#000000" style:font-name="DejaVu Sans" fo:font-size="12pt" fo:language="nl" fo:country="NL" fo:font-style="normal" style:text-underline-style="solid" style:text-underline-width="auto" style:text-underline-color="font-color" fo:font-weight="bold" officeooo:rsid="0022302f" officeooo:paragraph-rsid="0022302f" style:font-size-asian="12pt" style:font-style-asian="normal" style:font-weight-asian="bold" style:font-size-complex="12pt" style:font-style-complex="normal" style:font-weight-complex="bold"/>
    </style:style>
    <style:style style:name="P106" style:family="paragraph" style:parent-style-name="Standard">
      <style:text-properties officeooo:paragraph-rsid="002039f2"/>
    </style:style>
    <style:style style:name="P107" style:family="paragraph" style:parent-style-name="Standard">
      <style:text-properties officeooo:paragraph-rsid="0022302f"/>
    </style:style>
    <style:style style:name="P108" style:family="paragraph" style:parent-style-name="Standard">
      <style:text-properties officeooo:rsid="0022302f" officeooo:paragraph-rsid="0022302f"/>
    </style:style>
    <style:style style:name="P109" style:family="paragraph" style:parent-style-name="Standard">
      <style:text-properties officeooo:rsid="0023f4fe" officeooo:paragraph-rsid="0023f4fe"/>
    </style:style>
    <style:style style:name="P110" style:family="paragraph" style:parent-style-name="Standard">
      <style:paragraph-properties fo:break-before="page"/>
      <style:text-properties style:font-name="DejaVu Sans" fo:language="nl" fo:country="NL" fo:font-style="normal" style:text-underline-style="solid" style:text-underline-width="auto" style:text-underline-color="font-color" fo:font-weight="bold" officeooo:rsid="00192397" officeooo:paragraph-rsid="00192397" style:font-style-asian="normal" style:font-weight-asian="bold" style:font-style-complex="normal" style:font-weight-complex="bold"/>
    </style:style>
    <style:style style:name="P111" style:family="paragraph" style:parent-style-name="Standard">
      <style:paragraph-properties fo:break-before="page"/>
      <style:text-properties style:font-name="DejaVu Sans" fo:language="nl" fo:country="NL" fo:font-style="normal" style:text-underline-style="solid" style:text-underline-width="auto" style:text-underline-color="font-color" fo:font-weight="bold" officeooo:rsid="0010e88f" officeooo:paragraph-rsid="0010e88f" style:font-style-asian="normal" style:font-weight-asian="bold" style:font-style-complex="normal" style:font-weight-complex="bold"/>
    </style:style>
    <style:style style:name="P112" style:family="paragraph" style:parent-style-name="Standard">
      <style:paragraph-properties fo:break-before="page"/>
      <style:text-properties style:font-name="DejaVu Sans" fo:language="nl" fo:country="NL" fo:font-style="normal" style:text-underline-style="solid" style:text-underline-width="auto" style:text-underline-color="font-color" fo:font-weight="bold" officeooo:rsid="001d1352" officeooo:paragraph-rsid="001d1352" style:font-style-asian="normal" style:font-weight-asian="bold" style:font-style-complex="normal" style:font-weight-complex="bold"/>
    </style:style>
    <style:style style:name="P113" style:family="paragraph" style:parent-style-name="Standard">
      <style:paragraph-properties fo:break-before="page"/>
      <style:text-properties officeooo:paragraph-rsid="00255157"/>
    </style:style>
    <style:style style:name="T1" style:family="text">
      <style:text-properties officeooo:rsid="000f184a"/>
    </style:style>
    <style:style style:name="T2" style:family="text">
      <style:text-properties style:font-name="DejaVu Sans"/>
    </style:style>
    <style:style style:name="T3" style:family="text">
      <style:text-properties style:font-name="DejaVu Sans" officeooo:rsid="000f184a"/>
    </style:style>
    <style:style style:name="T4" style:family="text">
      <style:text-properties style:font-name="DejaVu Sans" fo:font-style="italic" style:font-style-asian="italic" style:font-style-complex="italic"/>
    </style:style>
    <style:style style:name="T5" style:family="text">
      <style:text-properties style:font-name="DejaVu Sans" fo:font-style="italic" officeooo:rsid="000f184a" style:font-style-asian="italic" style:font-style-complex="italic"/>
    </style:style>
    <style:style style:name="T6" style:family="text">
      <style:text-properties style:font-name="DejaVu Sans" fo:font-style="italic" officeooo:rsid="0012acf5" style:font-style-asian="italic" style:font-style-complex="italic"/>
    </style:style>
    <style:style style:name="T7" style:family="text">
      <style:text-properties style:font-name="DejaVu Sans" fo:font-style="normal" style:font-style-asian="normal" style:font-style-complex="normal"/>
    </style:style>
    <style:style style:name="T8" style:family="text">
      <style:text-properties style:font-name="DejaVu Sans" fo:font-style="normal" officeooo:rsid="000f184a" style:font-style-asian="normal" style:font-style-complex="normal"/>
    </style:style>
    <style:style style:name="T9" style:family="text">
      <style:text-properties style:font-name="DejaVu Sans" fo:font-style="normal" officeooo:rsid="00185f17" style:font-style-asian="normal" style:font-style-complex="normal"/>
    </style:style>
    <style:style style:name="T10" style:family="text">
      <style:text-properties style:font-name="DejaVu Sans" fo:font-style="normal" fo:font-weight="bold" style:font-style-asian="normal" style:font-weight-asian="bold" style:font-style-complex="normal" style:font-weight-complex="bold"/>
    </style:style>
    <style:style style:name="T11" style:family="text">
      <style:text-properties style:font-name="DejaVu Sans" fo:font-style="normal" fo:font-weight="bold" officeooo:rsid="000f184a" style:font-style-asian="normal" style:font-weight-asian="bold" style:font-style-complex="normal" style:font-weight-complex="bold"/>
    </style:style>
    <style:style style:name="T12" style:family="text">
      <style:text-properties style:font-name="DejaVu Sans" fo:font-style="normal" fo:font-weight="normal" style:font-style-asian="normal" style:font-weight-asian="normal" style:font-style-complex="normal" style:font-weight-complex="normal"/>
    </style:style>
    <style:style style:name="T13" style:family="text">
      <style:text-properties style:font-name="DejaVu Sans" fo:font-style="normal" fo:font-weight="normal" officeooo:rsid="000f184a" style:font-style-asian="normal" style:font-weight-asian="normal" style:font-style-complex="normal" style:font-weight-complex="normal"/>
    </style:style>
    <style:style style:name="T14" style:family="text">
      <style:text-properties style:font-name="DejaVu Sans" fo:font-style="normal" fo:font-weight="normal" officeooo:rsid="0010e88f" style:font-style-asian="normal" style:font-weight-asian="normal" style:font-style-complex="normal" style:font-weight-complex="normal"/>
    </style:style>
    <style:style style:name="T15" style:family="text">
      <style:text-properties style:font-name="DejaVu Sans" fo:language="nl" fo:country="NL" fo:font-style="normal" style:text-underline-style="none" fo:font-weight="normal" style:font-style-asian="normal" style:font-weight-asian="normal" style:font-style-complex="normal" style:font-weight-complex="normal"/>
    </style:style>
    <style:style style:name="T16" style:family="text">
      <style:text-properties style:font-name="DejaVu Sans" fo:language="nl" fo:country="NL" fo:font-style="normal" style:text-underline-style="none" fo:font-weight="normal" officeooo:rsid="0010e88f" style:font-style-asian="normal" style:font-weight-asian="normal" style:font-style-complex="normal" style:font-weight-complex="normal"/>
    </style:style>
    <style:style style:name="T17" style:family="text">
      <style:text-properties style:font-name="DejaVu Sans" fo:language="nl" fo:country="NL" fo:font-style="normal" style:text-underline-style="none" fo:font-weight="normal" officeooo:rsid="00158130" style:font-style-asian="normal" style:font-weight-asian="normal" style:font-style-complex="normal" style:font-weight-complex="normal"/>
    </style:style>
    <style:style style:name="T18" style:family="text">
      <style:text-properties style:font-name="DejaVu Sans" fo:language="nl" fo:country="NL" fo:font-style="normal" style:text-underline-style="none" fo:font-weight="normal" officeooo:rsid="0015a3db" style:font-style-asian="normal" style:font-weight-asian="normal" style:font-style-complex="normal" style:font-weight-complex="normal"/>
    </style:style>
    <style:style style:name="T19" style:family="text">
      <style:text-properties style:font-name="DejaVu Sans" fo:language="nl" fo:country="NL" fo:font-style="normal" style:text-underline-style="none" fo:font-weight="normal" officeooo:rsid="00192397" style:font-style-asian="normal" style:font-weight-asian="normal" style:font-style-complex="normal" style:font-weight-complex="normal"/>
    </style:style>
    <style:style style:name="T20" style:family="text">
      <style:text-properties style:font-name="DejaVu Sans" fo:language="nl" fo:country="NL" fo:font-style="normal" style:text-underline-style="none" fo:font-weight="normal" officeooo:rsid="00199593" style:font-style-asian="normal" style:font-weight-asian="normal" style:font-style-complex="normal" style:font-weight-complex="normal"/>
    </style:style>
    <style:style style:name="T21" style:family="text">
      <style:text-properties style:font-name="DejaVu Sans" fo:language="nl" fo:country="NL" fo:font-style="normal" style:text-underline-style="none" fo:font-weight="bold" officeooo:rsid="0010e88f" style:font-style-asian="normal" style:font-weight-asian="bold" style:font-style-complex="normal" style:font-weight-complex="bold"/>
    </style:style>
    <style:style style:name="T22" style:family="text">
      <style:text-properties style:font-name="DejaVu Sans" fo:language="nl" fo:country="NL" fo:font-style="normal" style:text-underline-style="none" style:font-style-asian="normal" style:font-style-complex="normal"/>
    </style:style>
    <style:style style:name="T23" style:family="text">
      <style:text-properties style:font-name="DejaVu Sans" fo:language="nl" fo:country="NL" fo:font-style="italic" style:text-underline-style="none" fo:font-weight="normal" officeooo:rsid="00199593" style:font-style-asian="italic" style:font-weight-asian="normal" style:font-style-complex="italic" style:font-weight-complex="normal"/>
    </style:style>
    <style:style style:name="T24" style:family="text">
      <style:text-properties style:font-name="DejaVu Sans" officeooo:rsid="00199593"/>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777b8"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fo:font-weight="normal" officeooo:rsid="000f184a" style:font-style-asian="italic" style:font-weight-asian="normal" style:font-style-complex="italic" style:font-weight-complex="normal"/>
    </style:style>
    <style:style style:name="T31" style:family="text">
      <style:text-properties fo:font-style="normal" fo:font-weight="bold" officeooo:rsid="000f184a" style:font-style-asian="normal" style:font-weight-asian="bold" style:font-style-complex="normal" style:font-weight-complex="bold"/>
    </style:style>
    <style:style style:name="T32" style:family="text">
      <style:text-properties officeooo:rsid="0015a3db"/>
    </style:style>
    <style:style style:name="T33" style:family="text">
      <style:text-properties officeooo:rsid="00185f17"/>
    </style:style>
    <style:style style:name="T34" style:family="text">
      <style:text-properties officeooo:rsid="001e2ceb"/>
    </style:style>
    <style:style style:name="T35" style:family="text">
      <style:text-properties officeooo:rsid="001e2e87"/>
    </style:style>
    <style:style style:name="T36" style:family="text">
      <style:text-properties fo:font-size="10pt" style:font-size-asian="10pt" style:font-size-complex="10pt"/>
    </style:style>
    <style:style style:name="T37" style:family="text">
      <style:text-properties fo:font-size="10pt" officeooo:rsid="001f22e7" style:font-size-asian="10pt" style:font-size-complex="10pt"/>
    </style:style>
    <style:style style:name="T38" style:family="text">
      <style:text-properties officeooo:rsid="001f22e7"/>
    </style:style>
    <style:style style:name="T39" style:family="text">
      <style:text-properties style:font-name="Liberation Mono" fo:font-size="10pt" style:font-size-asian="10pt"/>
    </style:style>
    <style:style style:name="T40" style:family="text">
      <style:text-properties style:font-name="Liberation Mono" fo:font-size="10pt" style:font-size-asian="10pt"/>
    </style:style>
    <style:style style:name="T41" style:family="text">
      <style:text-properties style:font-name="Liberation Mono" fo:font-size="10pt" style:font-size-asian="10pt"/>
    </style:style>
    <style:style style:name="T42" style:family="text">
      <style:text-properties style:font-name="Liberation Mono" fo:font-size="10pt" officeooo:rsid="0022302f" style:font-size-asian="10pt"/>
    </style:style>
    <style:style style:name="T43" style:family="text">
      <style:text-properties style:font-name="Liberation Mono" fo:font-size="10pt" officeooo:rsid="0022302f" style:font-size-asian="10pt"/>
    </style:style>
    <style:style style:name="T44" style:family="text">
      <style:text-properties style:font-name="Liberation Mono" fo:font-size="10pt" officeooo:rsid="001f22e7" style:font-name-asian="Noto Sans Mono CJK SC" style:font-size-asian="10pt" style:font-name-complex="Liberation Mono" style:font-size-complex="10pt"/>
    </style:style>
    <style:style style:name="T45" style:family="text">
      <style:text-properties fo:color="#c9211e"/>
    </style:style>
    <style:style style:name="T46" style:family="text">
      <style:text-properties officeooo:rsid="002039f2"/>
    </style:style>
    <style:style style:name="T47" style:family="text">
      <style:text-properties fo:color="#000000" style:font-name="Liberation Mono" fo:font-size="10pt" fo:font-style="normal" fo:font-weight="normal" style:font-size-asian="10pt" style:font-style-asian="normal" style:font-weight-asian="normal"/>
    </style:style>
    <style:style style:name="T48" style:family="text">
      <style:text-properties fo:color="#000000" style:font-name="Liberation Mono" fo:font-size="10pt" fo:font-style="normal" fo:font-weight="normal" style:font-size-asian="10pt" style:font-style-asian="normal" style:font-weight-asian="normal"/>
    </style:style>
    <style:style style:name="T49" style:family="text">
      <style:text-properties fo:color="#000000" style:font-name="Liberation Mono" fo:font-size="10pt" fo:font-style="normal" fo:font-weight="normal" style:font-size-asian="10pt" style:font-style-asian="normal" style:font-weight-asian="normal"/>
    </style:style>
    <style:style style:name="T50" style:family="text">
      <style:text-properties fo:color="#000000" style:font-name="Liberation Mono" fo:font-size="10pt" fo:font-style="normal" fo:font-weight="normal" style:font-size-asian="10pt" style:font-style-asian="normal" style:font-weight-asian="normal"/>
    </style:style>
    <style:style style:name="T51" style:family="text">
      <style:text-properties fo:color="#000000"/>
    </style:style>
    <style:style style:name="T52" style:family="text">
      <style:text-properties fo:color="#000000" style:font-name="DejaVu Sans" fo:font-size="12pt" fo:language="nl" fo:country="NL" fo:font-style="normal" style:text-underline-style="none" fo:font-weight="normal" officeooo:rsid="0022302f" style:font-size-asian="12pt" style:font-style-asian="normal" style:font-weight-asian="normal" style:font-size-complex="12pt" style:font-style-complex="normal" style:font-weight-complex="normal"/>
    </style:style>
    <style:style style:name="T53" style:family="text">
      <style:text-properties fo:color="#000000" style:font-name="DejaVu Sans" fo:font-size="12pt" fo:language="nl" fo:country="NL"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color="#000000" style:font-name="DejaVu Sans" fo:font-size="12pt" fo:language="nl" fo:country="NL" fo:font-style="normal" style:text-underline-style="none" fo:font-weight="normal" officeooo:rsid="0023f4fe" style:font-size-asian="12pt" style:font-style-asian="normal" style:font-weight-asian="normal" style:font-size-complex="12pt" style:font-style-complex="normal" style:font-weight-complex="normal"/>
    </style:style>
    <style:style style:name="T55" style:family="text">
      <style:text-properties fo:color="#000000" style:font-name="DejaVu Sans" fo:font-size="12pt" fo:language="nl" fo:country="NL" fo:font-style="normal" style:text-underline-style="solid" style:text-underline-width="auto" style:text-underline-color="font-color" fo:font-weight="bold" officeooo:rsid="00288a70" style:font-size-asian="10.5pt" style:font-style-asian="normal" style:font-weight-asian="bold" style:font-size-complex="12pt" style:font-style-complex="normal" style:font-weight-complex="bold"/>
    </style:style>
    <style:style style:name="T56" style:family="text">
      <style:text-properties fo:color="#000000" style:font-name="DejaVu Sans" fo:font-size="12pt" fo:language="nl" fo:country="NL" fo:font-style="normal" style:text-underline-style="solid" style:text-underline-width="auto" style:text-underline-color="font-color" fo:font-weight="bold" officeooo:rsid="00255157" style:font-size-asian="10.5pt" style:font-style-asian="normal" style:font-weight-asian="bold" style:font-size-complex="12pt" style:font-style-complex="normal" style:font-weight-complex="bold"/>
    </style:style>
    <style:style style:name="T57" style:family="text">
      <style:text-properties fo:color="#000000" fo:language="nl" fo:country="NL" fo:font-style="normal" style:text-underline-style="none" fo:font-weight="normal" style:font-style-asian="normal" style:font-weight-asian="normal" style:font-style-complex="normal" style:font-weight-complex="normal"/>
    </style:style>
    <style:style style:name="T58" style:family="text">
      <style:text-properties officeooo:rsid="00216aa7"/>
    </style:style>
    <style:style style:name="T59" style:family="text">
      <style:text-properties officeooo:rsid="00216aa7"/>
    </style:style>
    <style:style style:name="T60" style:family="text">
      <style:text-properties officeooo:rsid="0022302f"/>
    </style:style>
    <style:style style:name="T61" style:family="text">
      <style:text-properties officeooo:rsid="0023f4fe"/>
    </style:style>
    <style:style style:name="T62" style:family="text">
      <style:text-properties officeooo:rsid="0026b345"/>
    </style:style>
    <style:style style:name="T63" style:family="text">
      <style:text-properties officeooo:rsid="00288a70"/>
    </style:style>
    <style:style style:name="T64" style:family="text">
      <style:text-properties officeooo:rsid="002a5913"/>
    </style:style>
    <style:style style:name="T65" style:family="text">
      <style:text-properties officeooo:rsid="002af7ce"/>
    </style:style>
    <style:style style:name="T66" style:family="text">
      <style:text-properties officeooo:rsid="002cdab3"/>
    </style:style>
    <style:style style:name="T67" style:family="text">
      <style:text-properties officeooo:rsid="002ebe6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text:s/>In dit document worden de verschillende commando's </text:span><text:span text:style-name="T3">van </text:span><text:span text:style-name="T2">het programma uitgelegd.</text:span></text:p>
      <text:p text:style-name="P1"/>
      <text:p text:style-name="P2"/>
      <text:p text:style-name="P29">Variabelen</text:p>
      <text:p text:style-name="P9">variabelen zijn dingen die je een waarde kan geven. <text:span text:style-name="T32">Je hebt twee soorten variabelen, integers en strings.</text:span></text:p>
      <text:p text:style-name="P9"/>
      <text:p text:style-name="P10">Om een variabele een waarde te geven gebruik je het = teken.</text:p>
      <text:p text:style-name="P2"/>
      <text:p text:style-name="P2">integer<text:span text:style-name="T32">s</text:span></text:p>
      <text:p text:style-name="P4">een integer is een geheel getal, bijvoorbeeld 3, 7 of 826. Integers zijn handig om mee te rekenen en om dingen een nummer te geven.</text:p>
      <text:p text:style-name="P4"/>
      <text:p text:style-name="P4">Bijvoorbeeld:</text:p>
      <text:p text:style-name="P4"><text:tab/>a = 3</text:p>
      <text:p text:style-name="P4">a is nu een integer met de waarde 3.</text:p>
      <text:p text:style-name="P4">Als we nu een getal b maken:</text:p>
      <text:p text:style-name="P4"><text:tab/>b = a + 2</text:p>
      <text:p text:style-name="P4">b is nu in integer met de waarde 5.</text:p>
      <text:p text:style-name="P4">Wat ook kan is dit:</text:p>
      <text:p text:style-name="P4"><text:tab/>a = a + 1</text:p>
      <text:p text:style-name="P4">wat we hier doen is eerst kijken hoeveel a ookalweer was (3), en daar dan 1 bij optellen, zodat we op 4 uitkomen. Die waarde slaan we dan weer op in a.</text:p>
      <text:p text:style-name="P4">een andere manier om dit te schrijven is:</text:p>
      <text:p text:style-name="P4"><text:tab/>a += 1</text:p>
      <text:p text:style-name="P5">oftewel: verhoog de waarde van a met 1.</text:p>
      <text:p text:style-name="P8">natuurlijk kunnen we ook deze opdracht geven:</text:p>
      <text:p text:style-name="P8"><text:tab/>a += b</text:p>
      <text:p text:style-name="P8">oftewel: verhoog de waarde van a met de waarde van b.</text:p>
      <text:p text:style-name="P8"/>
      <text:p text:style-name="P8">We kunnen natuurlijk ook andere opdrachten geven dan optellen. De verschillende simpele opdrachten zijn:</text:p>
      <text:p text:style-name="P15"><text:span text:style-name="T22">+ </text:span><text:span text:style-name="T15">optellen</text:span></text:p>
      <text:p text:style-name="P15"><text:span text:style-name="T22">– </text:span><text:span text:style-name="T15">aftrekken. </text:span><text:span text:style-name="T17">Je kan de – ook gebruiken voor negatieve getallen.</text:span></text:p>
      <text:p text:style-name="P15"><text:span text:style-name="T22">* </text:span><text:span text:style-name="T15">vermenigvuldigen</text:span></text:p>
      <text:p text:style-name="P15"><text:span text:style-name="T22">/ </text:span><text:span text:style-name="T15">delen</text:span></text:p>
      <text:p text:style-name="P8"/>
      <text:p text:style-name="P8">dan hebben we ook nog 3 iets ingewikkeldere opdrachten:</text:p>
      <text:p text:style-name="P15"><text:span text:style-name="T22">// </text:span><text:span text:style-name="T15">delen zonder rest. Hier komen alleen gehele getallen uit.</text:span></text:p>
      <text:p text:style-name="P8">Als je bijvoorbeeld “7 // 2” invult, is je antwoord 3. Hierbij wordt altijd naar beneden afgerond.</text:p>
      <text:p text:style-name="P15"><text:span text:style-name="T22">% </text:span><text:span text:style-name="T15">modulo. Dit is de rest die je overhoudt bij de deling hierboven. Het antwoord op “7 % 2” is dus bijvoorbeeld 1.</text:span></text:p>
      <text:p text:style-name="P8">Een makkelijke manier om dit te onthouden is de volgende:</text:p>
      <text:p text:style-name="P15"><text:span text:style-name="T15">normaal krijg je een breuk als je een deling maakt. 1</text:span><text:span text:style-name="T17">4</text:span><text:span text:style-name="T15"> / 3 is bijvoorbeeld </text:span><text:span text:style-name="T17">4</text:span><text:span text:style-name="T15"><draw:frame draw:style-name="fr1" draw:name="Object1" text:anchor-type="as-char" svg:y="-0.2437in" svg:width="0.198in" svg:height="0.3929in" draw:z-index="0"><draw:object xlink:href="./Object 1" xlink:type="simple" xlink:show="embed" xlink:actuate="onLoad"/><draw:image xlink:href="./ObjectReplacements/Object 1" xlink:type="simple" xlink:show="embed" xlink:actuate="onLoad"/></draw:frame></text:span><text:span text:style-name="T15">. </text:span><text:span text:style-name="T17">De 4 krijg je als antwoord als je 14 // 3 als opdracht geeft. De 2 krijg je als antwoord op 14 % 3</text:span></text:p>
      <text:p text:style-name="P15"><text:span text:style-name="T22">** </text:span><text:span text:style-name="T17">machtsverheffen. 3 ** 2 is 3 tot de macht 2, oftewel 3 kwadraat, </text:span><text:span text:style-name="T18">oftewel 3 * 3</text:span><text:span text:style-name="T17">. 3 ** 0.5 is drie tot de macht een half, oftewel wortel 3.</text:span></text:p>
      <text:p text:style-name="P39"/>
      <text:p text:style-name="P16"><text:span text:style-name="T17">A</text:span><text:span text:style-name="T15">l deze rekenopdrachten kunnen ook voor het = teken gezet worden om het resultaat meteen aan een variabele toe te kennen.</text:span></text:p>
      <text:p text:style-name="P27">List</text:p>
      <text:p text:style-name="P10">een list is een lijst met variabelen. De verschillende variabelen in een list zet je tussen blokhaken, gescheiden met komma’s.</text:p>
      <text:p text:style-name="P10">Bijvoorbeeld:</text:p>
      <text:p text:style-name="P10"><text:tab/>oefenLijst = [4, 7, 9]</text:p>
      <text:p text:style-name="P10">we hebben nu de getallen 4, 7 en 9 opgeslagen in een lijst met de naam oefenlijst. Om de getallen te gebruiken hebben we een <text:span text:style-name="T28">index</text:span> nodig. Een index is een integer die aangeeft op welke plek in de lijst een waarde staat.</text:p>
      <text:p text:style-name="P10">Met “oefenLijst[i]” krijgen we het getal terug dat op plek i staat.</text:p>
      <text:p text:style-name="P11">Let op!<text:span text:style-name="T26"> Lijsten beginnen met tellen vanaf 0. Om het eerste getal in de lijst terug te krijgen schrijf je dus “oefenLijst[0]”. Dit voelt waarschijnlijk erg raar aan het begin, maar je went er vanzelf aan.</text:span></text:p>
      <text:p text:style-name="P12"><text:span text:style-name="T26">Om een getal aan een lijst toe te voegen gebruiken we </text:span>.append()<text:span text:style-name="T26">. Dit is het </text:span><text:span text:style-name="T27">Engelse woord voor “voeg toe aan”. Als we oefenLijst.append(5) als opdracht geven, wordt de nieuwe lijst [4, 7, 9, 5].</text:span></text:p>
      <text:p text:style-name="P41">Als we een getal in de lijst aan willen passen kan dat ook. Met oefenLijst[2] = 6 wordt het derde(!) getal in de lijst veranderd naar een 6.</text:p>
      <text:p text:style-name="P13"><text:span text:style-name="T26">Als je twee lijsten aan elkaar toe wil voegen gebruik je </text:span>+=<text:span text:style-name="T26"> :</text:span></text:p>
      <text:p text:style-name="P41">lijst1 = [1, 2, 3]</text:p>
      <text:p text:style-name="P41">lijst2 = [4, 5, 6]</text:p>
      <text:p text:style-name="P41">lijst1 += lijst2</text:p>
      <text:p text:style-name="P41"/>
      <text:p text:style-name="P41">lijst1 is nu [1, 2, 3, 4, 5, 6].</text:p>
      <text:p text:style-name="P13">let op!<text:span text:style-name="T26"> Als je per ongeluk .append() gebruikt om twee lijsten samen te voegen in plaats van += gebeurt er iets anders. lijst1 zet dan de volledige andere lijst op de nieuwe plek:</text:span></text:p>
      <text:p text:style-name="P41">lijst1 += lijst2</text:p>
      <text:p text:style-name="P41"/>
      <text:p text:style-name="P41">lijst1 is nu [1, 2, 3, [4, 5, 6]].</text:p>
      <text:p text:style-name="P41">om nu de 5 uit de lijst te halen zou je lijst1[3][1] moeten gebruiken. Dit is waarschijnlijk niet iets wat je wil, dus hou hier rekening mee. </text:p>
      <text:p text:style-name="P28">string<text:span text:style-name="T32">s</text:span></text:p>
      <text:p text:style-name="P6">Een string is een stuk tekst. Strings schrijf je tussen enkele of dubbele aanhalingstekens:</text:p>
      <text:p text:style-name="P6">string1 = “<text:span text:style-name="T33">H</text:span>allo”</text:p>
      <text:p text:style-name="P6">string2 = ‘hoi’</text:p>
      <text:p text:style-name="P7">wees hier wel consequent mee. Gebruik altijd aan allebei de kanten hetzelfde teken.</text:p>
      <text:p text:style-name="P7">Een string is eigenlijk een lijst met letters:</text:p>
      <text:p text:style-name="P7">string1[0] geeft als uitkomst “H”. Strings kan je ook aan elkaar plakken met += :</text:p>
      <text:p text:style-name="P7">string1 += string2</text:p>
      <text:p text:style-name="P7">string1 is nu “Hallohoi”.</text:p>
      <text:p text:style-name="P7">Zoals je ziet staat er geen spatie tussen, die moet je zelf toevoegen:</text:p>
      <text:p text:style-name="P7"/>
      <text:p text:style-name="P7">string1 = “Hallo”</text:p>
      <text:p text:style-name="P7">string2 = “allemaal!”</text:p>
      <text:p text:style-name="P7">string1 += “ “</text:p>
      <text:p text:style-name="P7">string1 += string2</text:p>
      <text:p text:style-name="P7">string1 is nu “Hallo allemaal!”.</text:p>
      <text:p text:style-name="P59"/>
      <text:p text:style-name="P60">Normaal kun je maar 1 regel tekst in een string stoppen. Als je meerdere regels in 1 string wil stoppen moet je drie dubbele aanhalingstekens gebruiken:</text:p>
      <text:p text:style-name="P60"/>
      <text:p text:style-name="P60">welkom = “““Hallo allemaal,</text:p>
      <text:p text:style-name="P60">wat fijn dat je er bent.</text:p>
      <text:p text:style-name="P60">Ben je voor het eerst hier,</text:p>
      <text:p text:style-name="P60">of ben je al bekend?</text:p>
      <text:p text:style-name="P60">Stamp met je voeten</text:p>
      <text:p text:style-name="P60">zet je handen in je zij.</text:p>
      <text:p text:style-name="P60">Ik ben Ank en wie ben jij?”””</text:p>
      <text:p text:style-name="P26">if</text:p>
      <text:p text:style-name="P3">gebruik:</text:p>
      <text:p text:style-name="P3"><text:span text:style-name="T25"><text:tab/>if( </text:span><text:span text:style-name="T30">conditie </text:span><text:span text:style-name="T31">):</text:span></text:p>
      <text:p text:style-name="P1"><text:span text:style-name="T31"><text:tab/><text:tab/></text:span><text:span text:style-name="T30">opdracht</text:span></text:p>
      <text:p text:style-name="P1"/>
      <text:p text:style-name="P17"><text:span text:style-name="T3">de </text:span><text:span text:style-name="T5">conditie</text:span><text:span text:style-name="T8"> is eigenlijk een stelling die waar is of niet. Bijvoorbeeld:</text:span></text:p>
      <text:p text:style-name="P14"><text:span text:style-name="T1">a </text:span>== 4.</text:p>
      <text:p text:style-name="P22"><text:span text:style-name="T9">W</text:span><text:span text:style-name="T7">e gebruiken hier een dubbele =, omdat de enkele = al gebruikt wordt om waardes toe te kennen.</text:span></text:p>
      <text:p text:style-name="P23"><text:span text:style-name="T9">Als a inderdaad 4 is, dan is de conditie waar en vult je programma de opdracht niet uit.</text:span><text:span text:style-name="T8"> </text:span><text:span text:style-name="T9">De opdracht wordt dan overgeslagen</text:span></text:p>
      <text:p text:style-name="P23"><text:span text:style-name="T8">De odracht is gewoon een stukje code. Om het programma te laten weten waar de opdracht eindigt zet je de opdracht een stukje naar rechts. Dat doe je met de </text:span><text:span text:style-name="T11">Tab</text:span><text:span text:style-name="T13">-toets. Als je wil kan je ook Spaties gebruiken, </text:span><text:span text:style-name="T14">maar het is dan wel belangrijk dat je er altijd evenveel gebruikt, anders raakt het programma in de war.</text:span></text:p>
      <text:p text:style-name="P22"><text:span text:style-name="T14">B</text:span><text:span text:style-name="T12">ijvoorbeeld:</text:span></text:p>
      <text:p text:style-name="P55">a = 4</text:p>
      <text:p text:style-name="P55">b = 0</text:p>
      <text:p text:style-name="P55"/>
      <text:p text:style-name="P55">if(a == 4):</text:p>
      <text:p text:style-name="P55"><text:tab/>b = 1</text:p>
      <text:p text:style-name="P55"/>
      <text:p text:style-name="P55">b is nu 1.</text:p>
      <text:p text:style-name="P56"/>
      <text:p text:style-name="P55">a = 3</text:p>
      <text:p text:style-name="P55">b = 0</text:p>
      <text:p text:style-name="P55"/>
      <text:p text:style-name="P55">if(a == 4):</text:p>
      <text:p text:style-name="P42"><text:tab/>b = 1</text:p>
      <text:p text:style-name="P42"/>
      <text:p text:style-name="P42">b is nu nog steeds 0, want a is geen 4.</text:p>
      <text:p text:style-name="P42"/>
      <text:p text:style-name="P42">in plaats van == kunnen we ook andere vergelijkingen maken:</text:p>
      <text:p text:style-name="P19"><text:span text:style-name="T7">== </text:span><text:span text:style-name="T12">is gelijk aan</text:span></text:p>
      <text:p text:style-name="P19"><text:span text:style-name="T7">&gt;</text:span><text:span text:style-name="T12"> is groter dan</text:span></text:p>
      <text:p text:style-name="P19"><text:span text:style-name="T7">&lt; </text:span><text:span text:style-name="T12">is kleiner dan</text:span></text:p>
      <text:p text:style-name="P19"><text:span text:style-name="T7">&gt;= </text:span><text:span text:style-name="T12">is groter dan of gelijk aan</text:span></text:p>
      <text:p text:style-name="P19"><text:span text:style-name="T7">&lt;= </text:span><text:span text:style-name="T12">is kleiner dan of gelijk aan</text:span></text:p>
      <text:p text:style-name="P19"><text:span text:style-name="T7">!= </text:span><text:span text:style-name="T12">is niet</text:span></text:p>
      <text:p text:style-name="P110">else</text:p>
      <text:p text:style-name="P43">gebruik:</text:p>
      <text:p text:style-name="P43">if(…):</text:p>
      <text:p text:style-name="P43"><text:tab/>…</text:p>
      <text:p text:style-name="P43"/>
      <text:p text:style-name="P54">else:</text:p>
      <text:p text:style-name="P43"><text:tab/>opdracht</text:p>
      <text:p text:style-name="P43"/>
      <text:p text:style-name="P43">else wordt gebruikt na een if statement. De opdracht binnen het else statement wordt alleen uitgevoerd als het if statement niet waar is. Bijvoorbeeld:</text:p>
      <text:p text:style-name="P43"/>
      <text:p text:style-name="P43">a = 3</text:p>
      <text:p text:style-name="P43">b = 0</text:p>
      <text:p text:style-name="P43">if (a == 4):</text:p>
      <text:p text:style-name="P43"><text:tab/>b = 1</text:p>
      <text:p text:style-name="P43">else:</text:p>
      <text:p text:style-name="P43"><text:tab/>b = 2</text:p>
      <text:p text:style-name="P43"/>
      <text:p text:style-name="P43">b is nu 2, omdat a geen 4 is.</text:p>
      <text:p text:style-name="P43"/>
      <text:p text:style-name="P43">Het is niet verplicht om een else statement na je if te zetten.</text:p>
      <text:p text:style-name="P43"/>
      <text:p text:style-name="P43">Een speciale variant op het else-statement is de volgende:</text:p>
      <text:p text:style-name="P43"/>
      <text:p text:style-name="P54">elif</text:p>
      <text:p text:style-name="P43">elif is een afkorting voor “else if”. Hiermee kun je extra if statements toevoegen om meerdere verschillende opties af te gaan:</text:p>
      <text:p text:style-name="P43"/>
      <text:p text:style-name="P43">if (a &lt; 3):</text:p>
      <text:p text:style-name="P43"><text:tab/>b = “te laag”</text:p>
      <text:p text:style-name="P43">elif (a == 3):</text:p>
      <text:p text:style-name="P43"><text:tab/>b = “precies goed”</text:p>
      <text:p text:style-name="P43">else:</text:p>
      <text:p text:style-name="P43"><text:tab/>b = “te hoog”</text:p>
      <text:p text:style-name="P43"/>
      <text:p text:style-name="P43">je kan zo veel elif statements achter elkaar gebruiken als je wil:</text:p>
      <text:p text:style-name="P43"/>
      <text:p text:style-name="P43">if (a == 1):</text:p>
      <text:p text:style-name="P43"><text:tab/>…</text:p>
      <text:p text:style-name="P43">elif (a == 2):</text:p>
      <text:p text:style-name="P43"><text:tab/>…</text:p>
      <text:p text:style-name="P43">elif (a == 3):</text:p>
      <text:p text:style-name="P43"><text:tab/>…</text:p>
      <text:p text:style-name="P43">elif (a == 4):</text:p>
      <text:p text:style-name="P43"><text:tab/>…</text:p>
      <text:p text:style-name="P43"/>
      <text:p text:style-name="P43">Bedenk wel: als je heel veel “elif”s nodig hebt kan je je probleem waarschijnlijk ook op een slimmere manier oplossen.</text:p>
      <text:p text:style-name="P43"/>
      <text:p text:style-name="P111">while</text:p>
      <text:p text:style-name="P44">gebruik:</text:p>
      <text:p text:style-name="P18"><text:span text:style-name="T7"><text:tab/></text:span><text:span text:style-name="T10">while( </text:span><text:span text:style-name="T4">conditie </text:span><text:span text:style-name="T10">):</text:span></text:p>
      <text:p text:style-name="P18"><text:span text:style-name="T10"><text:tab/><text:tab/></text:span><text:span text:style-name="T4">opdracht</text:span></text:p>
      <text:p text:style-name="P58"/>
      <text:p text:style-name="P44">Dit heet een “while loop”. Een “loop” is een stuk code dat zich meerdere keren herhaalt. </text:p>
      <text:p text:style-name="P44">In het geval van een while loop wordt eerst gekeken of de conditie waar is. Als dit zo is wordt de opdracht net zo lang uitgevoerd totdat de conditie niet meer waar is. Een veel gebruikte variant hiervan is de “infinite while loop”: om die te maken zorg je ervoor dat de conditie altijd waar is. Je programma blijft dan constant draaien.</text:p>
      <text:p text:style-name="P44"/>
      <text:p text:style-name="P43">Na een while komt geen else of elif.</text:p>
      <text:p text:style-name="P111">for</text:p>
      <text:p text:style-name="P44">gebruik:</text:p>
      <text:p text:style-name="P24"><text:span text:style-name="T16"><text:tab/></text:span><text:span text:style-name="T21">for </text:span><text:span text:style-name="T23">iterator</text:span><text:span text:style-name="T16"> </text:span><text:span text:style-name="T21">in </text:span><text:span text:style-name="T23">lijst</text:span><text:span text:style-name="T16">:</text:span></text:p>
      <text:p text:style-name="P20"><text:span text:style-name="T2"><text:tab/><text:tab/></text:span><text:span text:style-name="T6">opdracht</text:span></text:p>
      <text:p text:style-name="P45"/>
      <text:p text:style-name="P21"><text:span text:style-name="T2">Dit is de “for loop”. De for loop is een stukje ingewikkelder dan het if statement en de while loop, maar je kan er ook een stuk meer mee. </text:span><text:span text:style-name="T24">De iterator loopt de index van de lijst door en voert de opdracht uit voor alle dingen die in de lijst staan. Je kan de iterator elke naam geven die je wil. Vaak gebruiken we de letters i, j, k en l.</text:span></text:p>
      <text:p text:style-name="P48"/>
      <text:p text:style-name="P46">Een voorbeeld:</text:p>
      <text:p text:style-name="P43">lijst1 = [1, 2, 3]</text:p>
      <text:p text:style-name="P48">som = 0</text:p>
      <text:p text:style-name="P43"/>
      <text:p text:style-name="P43">for getal in lijst1:</text:p>
      <text:p text:style-name="P25"><text:span text:style-name="T19"><text:tab/></text:span><text:span text:style-name="T20">som += getal</text:span></text:p>
      <text:p text:style-name="P43"/>
      <text:p text:style-name="P48">hiermee tel je alle getallen in een lijst bij elkaar op.</text:p>
      <text:p text:style-name="P48"/>
      <text:p text:style-name="P48">Als je een stuk code meerdere keren wil uitvoeren kun je een for loop met de range() functie gebruiken:</text:p>
      <text:p text:style-name="P48"/>
      <text:p text:style-name="P48">for i in range(5):</text:p>
      <text:p text:style-name="P48"><text:tab/>#code</text:p>
      <text:p text:style-name="P48"/>
      <text:p text:style-name="P48">Het stuk code in de for loop wordt nu 5x uitgevoerd. Let wel op: i gaat hier van 0 tot en met 4.</text:p>
      <text:p text:style-name="P47"/>
      <text:p text:style-name="P48">je kan met for loops ook een string doorlopen:</text:p>
      <text:p text:style-name="P48"/>
      <text:p text:style-name="P48">wachtwoord = Hunter2</text:p>
      <text:p text:style-name="P48"/>
      <text:p text:style-name="P48">for letter in wachtwoord:</text:p>
      <text:p text:style-name="P48"><text:tab/>letter = “*”</text:p>
      <text:p text:style-name="P48"/>
      <text:p text:style-name="P48">wachtwoord is nu *******</text:p>
      <text:p text:style-name="P112">Standaard functies</text:p>
      <text:p text:style-name="P49">Er zijn een aantal handige functies (kleine programma’s) die standaard in python zitten. Een aantal hiervan ga je waarschijnlijk vaak gebruiken. <text:span text:style-name="T34">Je roept een functie aan door de naam van de functie te typen, gevolgd door haakjes, bijvoorbeeld:</text:span></text:p>
      <text:p text:style-name="P63">test()</text:p>
      <text:p text:style-name="P63"/>
      <text:p text:style-name="P51">De meeste functies hebben een input en output. Dat wil zeggen: je geeft ze bepaalde informatie <text:span text:style-name="T35">en daar doen ze vervolgens iets mee. Die input zet je tussen de haakjes:</text:span></text:p>
      <text:p text:style-name="P62">print(“hoi”)</text:p>
      <text:p text:style-name="P53">als een programma meerdere inputs nodig heeft zet je die tussen de haakjes en zet je komma’s tussen de inputs:</text:p>
      <text:p text:style-name="P62">telOp(4, 2)</text:p>
      <text:p text:style-name="P49"/>
      <text:p text:style-name="P57">print()</text:p>
      <text:p text:style-name="P50">De print() functie wordt gebruikt om iets in de console te schrijven. <text:span text:style-name="T34">Als je programma geen grafische elementen heeft is dit de manier waarop het programma met de gebruiker communiceert. Dit is de eerste functie die iedere programmeur gebruikt als ze een nieuwe programmeertaal leren. Bijvoorbeeld:</text:span></text:p>
      <text:p text:style-name="P50"/>
      <text:p text:style-name="P63">print(“Hello world!”)</text:p>
      <text:p text:style-name="P63">–&gt; Hello world!</text:p>
      <text:p text:style-name="P50"/>
      <text:p text:style-name="P52">De precieze manier waarop je dit doet verschilt per programmeertaal, en is een goede maatstaaf voor hoe ingewikkeld een programmeertaal is. <text:span text:style-name="T35">Bijvoorbeeld in </text:span></text:p>
      <text:p text:style-name="P53"/>
      <text:p text:style-name="P53">C:</text:p>
      <text:p text:style-name="P30"><text:span text:style-name="T36">#include &lt;stdio.h&gt;</text:span></text:p>
      <text:p text:style-name="Preformatted_20_Text"/>
      <text:p text:style-name="Preformatted_20_Text">int main(void) {</text:p>
      <text:p text:style-name="Preformatted_20_Text"><text:s text:c="4"/>printf("<text:span text:style-name="T38">H</text:span>ello world!");</text:p>
      <text:p text:style-name="P36">}</text:p>
      <text:p text:style-name="P61"><text:span text:style-name="T36"/></text:p>
      <text:p text:style-name="P52"><text:span text:style-name="T35">Java:</text:span></text:p>
      <text:p text:style-name="P30"><text:span text:style-name="T36">public static void main(String[] args) {</text:span></text:p>
      <text:p text:style-name="P30"><text:span text:style-name="T36"><text:tab/></text:span><text:span text:style-name="T37">System.out.println(“Hello world!”);</text:span></text:p>
      <text:p text:style-name="P37"><text:span text:style-name="T38">}</text:span></text:p>
      <text:p text:style-name="P53">C++:</text:p>
      <text:p text:style-name="P30"><text:span text:style-name="T36">#include &lt;iostream&gt;</text:span></text:p>
      <text:p text:style-name="Preformatted_20_Text"/>
      <text:p text:style-name="Preformatted_20_Text">int main() {</text:p>
      <text:p text:style-name="Preformatted_20_Text"><text:s text:c="4"/>std::cout &lt;&lt; "Hello world!\n";</text:p>
      <text:p text:style-name="P31"><text:s text:c="4"/>return 0;</text:p>
      <text:p text:style-name="P31">}</text:p>
      <text:p text:style-name="P31"/>
      <text:p text:style-name="P53">COBOL:</text:p>
      <text:p text:style-name="P32">IDENTIFICATION DIVISION.</text:p>
      <text:p text:style-name="Preformatted_20_Text">PROGRAM-ID. hello-world.</text:p>
      <text:p text:style-name="Preformatted_20_Text">PROCEDURE DIVISION.</text:p>
      <text:p text:style-name="P31"><text:tab/>DISPLAY "Hello world!”</text:p>
      <text:p text:style-name="P33"/>
      <text:p text:style-name="P34">Basic</text:p>
      <text:p text:style-name="P35">10 PRINT “Hello world!”</text:p>
      <text:p text:style-name="P31"><text:span text:style-name="T44">20 END</text:span></text:p>
      <text:p text:style-name="P50"><text:soft-page-break/><text:span text:style-name="T34">De print-functie is erg handig om dingen te testen. Als je niet zeker weet wat er met een variabele gebeurt kan je hem printen om te zien welke waarde hij heeft.</text:span></text:p>
      <text:p text:style-name="P50"/>
      <text:p text:style-name="P64"><text:span text:style-name="T34">getal = 4</text:span></text:p>
      <text:p text:style-name="P64"><text:span text:style-name="T34">getal **= 2</text:span></text:p>
      <text:p text:style-name="P64"><text:span text:style-name="T34">print(getal)</text:span></text:p>
      <text:p text:style-name="P64"><text:span text:style-name="T38">–&gt; 16</text:span></text:p>
      <text:p text:style-name="P64"/>
      <text:p text:style-name="P71">Je kan ook meerdere dingen tegelijk printen:</text:p>
      <text:p text:style-name="P71"/>
      <text:p text:style-name="P65">naam = Peter</text:p>
      <text:p text:style-name="P65">print(“Hallo “ + naam)</text:p>
      <text:p text:style-name="P65">–&gt; Hallo Peter</text:p>
      <text:p text:style-name="P65"/>
      <text:p text:style-name="P72">Let op dat je spaties tussen de woorden zelf moet neerzetten, als je dat niet doet wordt het nieuwe woord direct achter het einde van je zin geplakt.</text:p>
      <text:p text:style-name="P72">Getallen printen werkt iets anders. Als je dat op dezelfde manier probeert te doen krijg je een error:</text:p>
      <text:p text:style-name="P65"/>
      <text:p text:style-name="P66">leeftijd = 24</text:p>
      <text:p text:style-name="P67">print(<text:span text:style-name="T51">"</text:span>Ik ben <text:span text:style-name="T51">"</text:span> + leeftijd + <text:span text:style-name="T51">"</text:span> jaar oud<text:span text:style-name="T51">"</text:span>)</text:p>
      <text:p text:style-name="P66">–&gt; <text:span text:style-name="T45">TypeError: can only concatenate str (not "int") to str</text:span></text:p>
      <text:p text:style-name="P66"><text:span text:style-name="T45"/></text:p>
      <text:p text:style-name="P84">Dit is op twee manieren op te lossen. De eerste manier is door de str() functie te gebruiken. Deze functie zet informatie om naar strings, zodat ze achter je tekst gezet kunnen worden.</text:p>
      <text:p text:style-name="P84"/>
      <text:p text:style-name="P66">leeftijd = 24</text:p>
      <text:p text:style-name="P67">print(<text:span text:style-name="T51">"</text:span>Ik ben <text:span text:style-name="T51">"</text:span> + str(leeftijd) + <text:span text:style-name="T51">"</text:span> jaar oud<text:span text:style-name="T51">"</text:span>)</text:p>
      <text:p text:style-name="P73">–&gt; Ik ben 24 jaar oud</text:p>
      <text:p text:style-name="P84"/>
      <text:p text:style-name="P85">Je kan ook komma’s gebruiken in plaats van +, dan worden de tekst en het getal achter elkaar geprint. Let wel op, als je een komma gebruikt wordt er wel automatisch een spatie gezet:</text:p>
      <text:p text:style-name="P85"/>
      <text:p text:style-name="P67"><text:bookmark-start text:name="__DdeLink__824_2261081349"/>leeftijd = 24</text:p>
      <text:p text:style-name="P106"><text:bookmark-end text:name="__DdeLink__824_2261081349"/><text:span text:style-name="T47">print</text:span><text:span text:style-name="T47">(</text:span><text:span text:style-name="T47">"Ik ben"</text:span><text:span text:style-name="T47">, </text:span><text:span text:style-name="T47">leeftijd</text:span><text:span text:style-name="T47">, </text:span><text:span text:style-name="T47">"jaar oud"</text:span><text:span text:style-name="T47">)</text:span></text:p>
      <text:p text:style-name="P74">–&gt; <text:span text:style-name="T46">Ik ben 24 jaar oud</text:span></text:p>
      <text:p text:style-name="P74"/>
      <text:p text:style-name="P101">str(), int() <text:span text:style-name="T58">en float()</text:span></text:p>
      <text:p text:style-name="P86">str() zet getallen om naar tekst.</text:p>
      <text:p text:style-name="P86">int() zet kommagetallen om naar gehele getallen.</text:p>
      <text:p text:style-name="P86">float() zet gehele getallen om naar kommagetallen.</text:p>
      <text:p text:style-name="P86">int() en float() kunnen ook gebruikt worden om getallen die in tekstvorm staan om te zetten naar getallen waarmee gerekend kan worden.</text:p>
      <text:p text:style-name="P86"/>
      <text:p text:style-name="P68"><text:bookmark-start text:name="__DdeLink__854_2261081349"/>g<text:bookmark-start text:name="__DdeLink__850_2261081349"/>etal1 = 5</text:p>
      <text:p text:style-name="P68">getal2 = 2.7<text:bookmark-start text:name="__DdeLink__824_22610813491"/></text:p>
      <text:p text:style-name="P86"><text:bookmark-end text:name="__DdeLink__824_22610813491"/><text:span text:style-name="T39">print</text:span><text:span text:style-name="T39">(</text:span><text:span text:style-name="T39">getal1, getal2)</text:span></text:p>
      <text:p text:style-name="P86"><text:span text:style-name="T39">print(float(getal1), int(getal2))</text:span><text:bookmark-end text:name="__DdeLink__854_2261081349"/><text:bookmark-end text:name="__DdeLink__850_2261081349"/></text:p>
      <text:p text:style-name="P75">–&gt; <text:span text:style-name="T58">5 2.7</text:span></text:p>
      <text:p text:style-name="P75"><text:span text:style-name="T58">–&gt; 5.0 2</text:span></text:p>
      <text:p text:style-name="P75"><text:span text:style-name="T58"/></text:p>
      <text:p text:style-name="P86">Let op! Int() rondt getallen altijd naar beneden af. <text:span text:style-name="T60">Als je wil dat getallen goed afgerond worden moet je de round() functie gebruiken:</text:span></text:p>
      <text:p text:style-name="P86"><text:span text:style-name="T60"/></text:p>
      <text:p text:style-name="P69"><text:soft-page-break/>getal = 2.7<text:bookmark-start text:name="__DdeLink__824_226108134911"/></text:p>
      <text:p text:style-name="P87"><text:bookmark-end text:name="__DdeLink__824_226108134911"/><text:span text:style-name="T39">print</text:span><text:span text:style-name="T39">(</text:span><text:span text:style-name="T42">round(getal)</text:span><text:span text:style-name="T39">)</text:span></text:p>
      <text:p text:style-name="P87"><text:span text:style-name="T42">–&gt; 3</text:span></text:p>
      <text:p text:style-name="P87"><text:span text:style-name="T42"/></text:p>
      <text:p text:style-name="P102">len()</text:p>
      <text:p text:style-name="P88">len() geeft de lengte van een string of list:</text:p>
      <text:p text:style-name="P88"/>
      <text:p text:style-name="P76">lijst = [1, 6, 23, 9, “a”, [5, 2, 6], “hoi”]</text:p>
      <text:p text:style-name="P76">print(len(lijst))</text:p>
      <text:p text:style-name="P76">–&gt; 7</text:p>
      <text:p text:style-name="P76"/>
      <text:p text:style-name="P76"><text:bookmark-start text:name="__DdeLink__862_2261081349"/>tekst = “Hoe gaat het?”</text:p>
      <text:p text:style-name="P76">print(len(tekst))<text:bookmark-end text:name="__DdeLink__862_2261081349"/></text:p>
      <text:p text:style-name="P76">–&gt; 13</text:p>
      <text:p text:style-name="P76"/>
      <text:p text:style-name="P97">Zoals je ziet worden spaties en leestekens ook meegeteld, niet alleen letters.</text:p>
      <text:p text:style-name="P97"/>
      <text:p text:style-name="P105">range()</text:p>
      <text:p text:style-name="P107"><text:span text:style-name="T52">range() geeft een soort lijst met getallen waar doorheen gelopen kan worden. </text:span><text:span text:style-name="T54">Deze functie gebruik je vaak in combinatie met een for-loop</text:span><text:span text:style-name="T52"> Je kan op 3 manieren een range aanmaken:</text:span></text:p>
      <text:p text:style-name="P108"><text:span text:style-name="T53">range(stop) </text:span><text:span text:style-name="T54">gaat van 0 tot je stopgetal</text:span></text:p>
      <text:p text:style-name="P109"><text:span text:style-name="T53">range(start, stop) gaat van je startgetal tot je stopgetal</text:span></text:p>
      <text:p text:style-name="P109"><text:span text:style-name="T53">range(start, stop, step) gaat van je startgetal tot je stopgetal, in stapjes van step</text:span></text:p>
      <text:p text:style-name="P109"><text:span text:style-name="T53">let op! Een range gaat tot een stopgetal, deze komt er dus niet bij. Als je de getallen 0 tot en met 3 wil gebruik je dus range(4), niet range(3).</text:span></text:p>
      <text:p text:style-name="P109"><text:span text:style-name="T53"/></text:p>
      <text:p text:style-name="P70"><text:span text:style-name="T57">for getal in range(4):</text:span></text:p>
      <text:p text:style-name="P70"><text:span text:style-name="T57"><text:tab/>print(getal)</text:span></text:p>
      <text:p text:style-name="P77">–&gt; <text:span text:style-name="T61">0</text:span></text:p>
      <text:p text:style-name="P77">–&gt; <text:span text:style-name="T61">1</text:span></text:p>
      <text:p text:style-name="P77">–&gt; <text:span text:style-name="T61">2</text:span></text:p>
      <text:p text:style-name="P77">–&gt;<text:span text:style-name="T61"> 3</text:span></text:p>
      <text:p text:style-name="P77"><text:span text:style-name="T61"/></text:p>
      <text:p text:style-name="P70"><text:bookmark-start text:name="__DdeLink__866_2261081349"/><text:span text:style-name="T57">for getal in range(1, 3):</text:span></text:p>
      <text:p text:style-name="P70"><text:span text:style-name="T57"><text:tab/>print(getal)</text:span><text:bookmark-end text:name="__DdeLink__866_2261081349"/></text:p>
      <text:p text:style-name="P77">–&gt; <text:span text:style-name="T61">1</text:span></text:p>
      <text:p text:style-name="P77">–&gt; <text:span text:style-name="T61">2</text:span></text:p>
      <text:p text:style-name="P77"/>
      <text:p text:style-name="P78"><text:bookmark-start text:name="__DdeLink__868_2261081349"/>for getal in range(2, 10, 2):</text:p>
      <text:p text:style-name="P78"><text:tab/>print getal<text:bookmark-end text:name="__DdeLink__868_2261081349"/></text:p>
      <text:p text:style-name="P78">–&gt; 2</text:p>
      <text:p text:style-name="P78">–&gt; 4</text:p>
      <text:p text:style-name="P78">–&gt; 6</text:p>
      <text:p text:style-name="P78">–&gt; 8</text:p>
      <text:p text:style-name="P78"/>
      <text:p text:style-name="P103">min() en max()</text:p>
      <text:p text:style-name="P89">deze functies geven het kleinste en grootste getal in een lijst.</text:p>
      <text:p text:style-name="P78"/>
      <text:p text:style-name="P78"><text:bookmark-start text:name="__DdeLink__871_2261081349"/>lijst = [1, 2, 3, -12, 843, 6]</text:p>
      <text:p text:style-name="P78">print(min(lijst))</text:p>
      <text:p text:style-name="P78">print(max(lijst))<text:bookmark-end text:name="__DdeLink__871_2261081349"/></text:p>
      <text:p text:style-name="P78">–&gt; -12</text:p>
      <text:p text:style-name="P78">–&gt; 843</text:p>
      <text:p text:style-name="P113"><text:span text:style-name="T55">L</text:span><text:span text:style-name="T56">ibraries</text:span></text:p>
      <text:p text:style-name="P90">libraries zijn stukken code die iemand anders geschreven heeft en die je kan gebruiken in jouw code. <text:span text:style-name="T62">Om code uit een library te gebruiken moet je de library importeren. Dit kan op een paar verschillende manieren:</text:span></text:p>
      <text:p text:style-name="P90"><text:span text:style-name="T62"/></text:p>
      <text:p text:style-name="P79">import numpy</text:p>
      <text:p text:style-name="P79"/>
      <text:p text:style-name="P91">hierna kan je functies van numpy aanroepen met nympy.<text:span text:style-name="T28">functienaam</text:span></text:p>
      <text:p text:style-name="P79"/>
      <text:p text:style-name="P79">import numpy as np</text:p>
      <text:p text:style-name="P79"/>
      <text:p text:style-name="P91"><text:span text:style-name="T62">N</text:span>u kun je de functies aanroepen met np.<text:span text:style-name="T28">functienaam</text:span>. Dit bespaart een hoop typwerk. <text:span text:style-name="T63">Je kan op deze manier zelf kiezen hoe je een library noemt, maar zorg er alsjeblieft voor dat duidelijk blijft welke library het is (bij voorkeur met een afkorting van twee letters).</text:span></text:p>
      <text:p text:style-name="P79"/>
      <text:p text:style-name="P79">from numpy import *</text:p>
      <text:p text:style-name="P79"/>
      <text:p text:style-name="P91">Als je dit doet kan je alle functies van numpy direct bij hun naam aanroepen, zonder “numpy.”. Dit klinkt misschien makkelijk, maar wordt erg afgeraden. Dit zorgt namelijk voor problemen als je een functie aanmaakt met dezelfde naam als een functie in de library die je importeert. Ook wordt het zo erg moeilijk om er achter te komen waar de functies die je gebruikt vandaan komen. <text:span text:style-name="T63">De enige reden dat ik de optie benoem is dat sommige tutorials op het internet op deze manier importeren. </text:span><text:span text:style-name="T66">Doe dit zelf niet.</text:span></text:p>
      <text:p text:style-name="P91"><text:span text:style-name="T63"/></text:p>
      <text:p text:style-name="P104">Nuttige functies uit libraries</text:p>
      <text:p text:style-name="P93">Hier volgt een lijstje met functies uit libraries die erg handig zijn.</text:p>
      <text:p text:style-name="P93"/>
      <text:p text:style-name="P98">time.sleep()</text:p>
      <text:p text:style-name="P93">met time.sleep kan je de programma een bepaalde tijd laten wachten. Deze tijd gaat in seconden. Dit is erg handig als je bijvoorbeeld een lampje of motor aan moet sturen.</text:p>
      <text:p text:style-name="P93"/>
      <text:p text:style-name="P80">import time</text:p>
      <text:p text:style-name="P80"/>
      <text:p text:style-name="P80">lampje.aan()</text:p>
      <text:p text:style-name="P80">time.sleep(3)</text:p>
      <text:p text:style-name="P80">lampje.uit()</text:p>
      <text:p text:style-name="P80"/>
      <text:p text:style-name="P93">Met deze code gaat je lampje 3 seconden aan en daarna weer uit. <text:span text:style-name="T64">Als je dit combineert met een infinite while loop kun je een knipperlicht maken:</text:span></text:p>
      <text:p text:style-name="P93"><text:span text:style-name="T64"/></text:p>
      <text:p text:style-name="P81">import time</text:p>
      <text:p text:style-name="P81"/>
      <text:p text:style-name="P82">while(true):</text:p>
      <text:p text:style-name="P81"><text:tab/>lampje.aan()</text:p>
      <text:p text:style-name="P81"><text:tab/>time.sleep(<text:span text:style-name="T64">0.5</text:span>)</text:p>
      <text:p text:style-name="P81"><text:tab/>lampje.uit()</text:p>
      <text:p text:style-name="P81"><text:tab/>time.sleep(<text:span text:style-name="T64">0.5</text:span>)</text:p>
      <text:p text:style-name="P81"><text:span text:style-name="T64"/></text:p>
      <text:p text:style-name="P94">Je lampje gaat nu steeds een halve seconde aan en dan weer een halve seconde uit, tot je je programma uit zet.</text:p>
      <text:p text:style-name="P94"/>
      <text:p text:style-name="P99"/>
      <text:p text:style-name="P99"/>
      <text:p text:style-name="P99"><text:soft-page-break/>time.time()</text:p>
      <text:p text:style-name="P94">Deze functie geeft je het aantal seconden sinds 12 uur ‘s nachts op 1 januari 1970. Dat klinkt vrij nutteloos, maar dit is erg handig om timers te maken:</text:p>
      <text:p text:style-name="P94"/>
      <text:p text:style-name="P81">import time</text:p>
      <text:p text:style-name="P81"/>
      <text:p text:style-name="P82">startTijd = time.time()</text:p>
      <text:p text:style-name="P82"/>
      <text:p text:style-name="P82">while(time.time() &lt; startTijd+10):</text:p>
      <text:p text:style-name="P83"><text:tab/># code in deze loop wordt 10 seconden lang uitgevoerd. <text:span text:style-name="T65">Elke keer nadat de</text:span></text:p>
      <text:p text:style-name="P83"><text:span text:style-name="T65"><text:tab/># code in de loop uitgevoerd wordt kijkt het programma hoe laat het is.</text:span></text:p>
      <text:p text:style-name="P83"><text:span text:style-name="T65"/></text:p>
      <text:p text:style-name="P95">Het grote voordeel van deze timer boven een delay is dat je programma andere dingen kan doen terwijl de tijd loopt. Bij een delay doet het programma niks voor de ingestelde tijd.</text:p>
      <text:p text:style-name="P95"/>
      <text:p text:style-name="P100">random</text:p>
      <text:p text:style-name="P96">de random library wordt gebruikt om willekeurige getallen te genereren. Hier zijn verschillende functies voor:</text:p>
      <text:p text:style-name="P96"/>
      <text:p text:style-name="P96">random.random() geeft een willekeurig kommagetal tussen 0.0 en 1.0</text:p>
      <text:p text:style-name="P96">random.randint(a, b) geeft een willekeurig geheel getal tussen a en b. a en b zelf zijn ook mogelijkheden.</text:p>
      <text:p text:style-name="P96">random.randrange(stop) geeft een willekeurig geheel getal tussen 0 en stop. stop zelf telt hier niet mee.</text:p>
      <text:p text:style-name="P96">random.randrange(start, stop) geeft een willekeurig geheel getal tussen start en stop. stop zelf telt hier niet mee, start wel. <text:span text:style-name="T67">In principe is deze functie dus hetzelfde als random.randint(a, b-1).</text:span></text:p>
      <text:p text:style-name="P96">random.randrange(start, stop, step) zelfde als de vorige functie. step geeft het aantal stappen tussen de getallen aan. Gebruik bijvoorbeeld step=2 om alleen even of oneven getallen te krijg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13:29:42.605918934</meta:creation-date>
    <dc:date>2020-10-20T15:26:10.702220381</dc:date>
    <meta:editing-duration>PT1M20S</meta:editing-duration>
    <meta:editing-cycles>2</meta:editing-cycles>
    <meta:generator>LibreOffice/6.4.6.2$Linux_X86_64 LibreOffice_project/40$Build-2</meta:generator>
    <meta:document-statistic meta:table-count="0" meta:image-count="0" meta:object-count="1" meta:page-count="13" meta:paragraph-count="312" meta:word-count="2707" meta:character-count="14735" meta:non-whitespace-character-count="12280"/>
  </office:meta>
</office:document-meta>
</file>

<file path=Object 1/content.xml><?xml version="1.0" encoding="utf-8"?>
<math xmlns="http://www.w3.org/1998/Math/MathML" display="block">
  <semantics>
    <mfrac>
      <mn>2</mn>
      <mn>3</mn>
    </mfrac>
    <annotation encoding="StarMath 5.0">{2} over {3} </annotation>
  </semantics>
</math>
</file>